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BB0000002DA1CED5DA99E105B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9.79cm" table:align="left"/>
    </style:style>
    <style:style style:name="Tabla1.A" style:family="table-column">
      <style:table-column-properties style:column-width="2.011cm"/>
    </style:style>
    <style:style style:name="Tabla1.B" style:family="table-column">
      <style:table-column-properties style:column-width="1.984cm"/>
    </style:style>
    <style:style style:name="Tabla1.C" style:family="table-column">
      <style:table-column-properties style:column-width="1.614cm"/>
    </style:style>
    <style:style style:name="Tabla1.D" style:family="table-column">
      <style:table-column-properties style:column-width="2.09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2" style:family="paragraph" style:parent-style-name="Standard">
      <style:paragraph-properties fo:text-align="center" style:justify-single-word="false"/>
      <style:text-properties fo:font-size="36pt" style:text-underline-style="none" officeooo:rsid="00024cad" officeooo:paragraph-rsid="00024cad" style:font-size-asian="36pt" style:font-size-complex="36pt"/>
    </style:style>
    <style:style style:name="P3" style:family="paragraph" style:parent-style-name="Standard">
      <style:paragraph-properties fo:text-align="center" style:justify-single-word="false"/>
      <style:text-properties fo:font-size="36pt" style:text-underline-style="none" officeooo:rsid="00131181" officeooo:paragraph-rsid="00131181" style:font-size-asian="36pt" style:font-size-complex="36pt"/>
    </style:style>
    <style:style style:name="P4" style:family="paragraph" style:parent-style-name="Standard">
      <style:paragraph-properties fo:text-align="start" style:justify-single-word="false"/>
      <style:text-properties officeooo:paragraph-rsid="0016f899"/>
    </style:style>
    <style:style style:name="P5" style:family="paragraph" style:parent-style-name="Standard">
      <style:paragraph-properties fo:text-align="start" style:justify-single-word="false"/>
      <style:text-properties fo:font-size="12pt" style:text-underline-style="none" officeooo:rsid="0019e3bd" officeooo:paragraph-rsid="00213ea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b5e69" officeooo:paragraph-rsid="00213ea6" style:font-size-asian="10.5pt" style:font-size-complex="12pt"/>
    </style:style>
    <style:style style:name="P7" style:family="paragraph" style:parent-style-name="Text_20_body">
      <style:paragraph-properties fo:text-align="start" style:justify-single-word="false"/>
      <style:text-properties fo:font-size="12pt" style:text-underline-style="none" officeooo:rsid="00024cad" officeooo:paragraph-rsid="00024cad" style:font-size-asian="10.5pt" style:font-size-complex="12pt"/>
    </style:style>
    <style:style style:name="P8" style:family="paragraph" style:parent-style-name="Text_20_body">
      <style:paragraph-properties fo:text-align="start" style:justify-single-word="false"/>
      <style:text-properties fo:font-size="12pt" style:text-underline-style="none" officeooo:rsid="00213ea6" officeooo:paragraph-rsid="00213ea6" style:font-size-asian="10.5pt" style:font-size-complex="12pt"/>
    </style:style>
    <style:style style:name="P9" style:family="paragraph" style:parent-style-name="Heading_20_1">
      <style:text-properties fo:font-size="22pt" style:font-size-asian="22pt" style:font-size-complex="22pt"/>
    </style:style>
    <style:style style:name="P10" style:family="paragraph" style:parent-style-name="Heading_20_1">
      <style:paragraph-properties fo:text-align="start" style:justify-single-word="false"/>
      <style:text-properties fo:font-size="22pt" style:text-underline-style="none" officeooo:rsid="00024cad" officeooo:paragraph-rsid="00024cad" style:font-size-asian="22pt" style:font-size-complex="22pt"/>
    </style:style>
    <style:style style:name="P11" style:family="paragraph" style:parent-style-name="Standard">
      <style:paragraph-properties fo:text-align="start" style:justify-single-word="false"/>
      <style:text-properties fo:font-size="22pt" style:text-underline-style="none" officeooo:rsid="0016f899" officeooo:paragraph-rsid="0016f899" style:font-size-asian="19.25pt" style:font-size-complex="22pt"/>
    </style:style>
    <style:style style:name="P12" style:family="paragraph" style:parent-style-name="Standard" style:list-style-name="L2">
      <style:paragraph-properties fo:text-align="center" style:justify-single-word="false"/>
      <style:text-properties fo:font-size="22pt" style:text-underline-style="none" officeooo:rsid="0016f899" officeooo:paragraph-rsid="0016f899" style:font-size-asian="19.25pt" style:font-size-complex="22pt"/>
    </style:style>
    <style:style style:name="P13" style:family="paragraph" style:parent-style-name="Standard">
      <style:paragraph-properties fo:text-align="center" style:justify-single-word="false"/>
      <style:text-properties fo:font-size="22pt" style:text-underline-style="none" officeooo:rsid="0015d19e" officeooo:paragraph-rsid="00024cad" style:font-size-asian="19.25pt" style:font-size-complex="22pt"/>
    </style:style>
    <style:style style:name="P14" style:family="paragraph" style:parent-style-name="Standard" style:list-style-name="L3">
      <style:paragraph-properties fo:text-align="start" style:justify-single-word="false"/>
      <style:text-properties fo:font-size="12pt" style:text-underline-style="none" officeooo:rsid="001b5e69" officeooo:paragraph-rsid="00213ea6"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256cfe" officeooo:paragraph-rsid="00256cfe" style:font-size-asian="10.5pt" style:font-size-complex="12pt"/>
    </style:style>
    <style:style style:name="P16" style:family="paragraph" style:parent-style-name="Standard">
      <style:paragraph-properties fo:margin-top="0.101cm" fo:margin-bottom="0.101cm" loext:contextual-spacing="false" fo:text-align="start" style:justify-single-word="false"/>
      <style:text-properties fo:font-size="12pt" style:text-underline-style="none" officeooo:rsid="0020ea5a" officeooo:paragraph-rsid="0019e3bd" style:font-size-asian="10.5pt" style:font-size-complex="12pt"/>
    </style:style>
    <style:style style:name="P17" style:family="paragraph" style:parent-style-name="Standard">
      <style:paragraph-properties fo:margin-top="0.101cm" fo:margin-bottom="0.101cm" loext:contextual-spacing="false" fo:text-align="start" style:justify-single-word="false"/>
      <style:text-properties fo:font-size="12pt" style:text-underline-style="none" officeooo:rsid="0020ea5a" officeooo:paragraph-rsid="0020ea5a" style:font-size-asian="10.5pt" style:font-size-complex="12pt"/>
    </style:style>
    <style:style style:name="P18" style:family="paragraph" style:parent-style-name="Standard" style:list-style-name="L3">
      <style:paragraph-properties fo:margin-top="0.101cm" fo:margin-bottom="0.101cm" loext:contextual-spacing="false" fo:text-align="start" style:justify-single-word="false"/>
      <style:text-properties fo:font-size="12pt" style:text-underline-style="none" officeooo:rsid="0020ea5a" officeooo:paragraph-rsid="00213ea6" style:font-size-asian="10.5pt" style:font-size-complex="12pt"/>
    </style:style>
    <style:style style:name="P19" style:family="paragraph" style:parent-style-name="Standard">
      <style:paragraph-properties fo:margin-top="0.101cm" fo:margin-bottom="0.101cm" loext:contextual-spacing="false" fo:text-align="start" style:justify-single-word="false"/>
      <style:text-properties fo:font-size="12pt" style:text-underline-style="none" officeooo:rsid="0020ea5a" officeooo:paragraph-rsid="00213ea6" style:font-size-asian="10.5pt" style:font-size-complex="12pt"/>
    </style:style>
    <style:style style:name="P20" style:family="paragraph" style:parent-style-name="Standard">
      <style:paragraph-properties fo:margin-top="0.101cm" fo:margin-bottom="0.101cm" loext:contextual-spacing="false" fo:text-align="start" style:justify-single-word="false"/>
      <style:text-properties fo:font-size="12pt" style:text-underline-style="none" officeooo:rsid="00256cfe" officeooo:paragraph-rsid="00256cfe" style:font-size-asian="10.5pt" style:font-size-complex="12pt"/>
    </style:style>
    <style:style style:name="P21" style:family="paragraph" style:parent-style-name="Standard" style:list-style-name="L6">
      <style:paragraph-properties fo:margin-top="0.101cm" fo:margin-bottom="0.101cm" loext:contextual-spacing="false" fo:text-align="start" style:justify-single-word="false"/>
      <style:text-properties fo:font-size="12pt" style:text-underline-style="none" officeooo:rsid="0027fa87" officeooo:paragraph-rsid="0027fa87" style:font-size-asian="10.5pt" style:font-size-complex="12pt"/>
    </style:style>
    <style:style style:name="P22" style:family="paragraph" style:parent-style-name="Standard">
      <style:paragraph-properties fo:margin-top="0.101cm" fo:margin-bottom="0.101cm" loext:contextual-spacing="false" fo:text-align="start" style:justify-single-word="false"/>
      <style:text-properties fo:font-size="12pt" style:text-underline-style="none" officeooo:rsid="0029633d" officeooo:paragraph-rsid="0029633d" style:font-size-asian="10.5pt" style:font-size-complex="12pt"/>
    </style:style>
    <style:style style:name="P23" style:family="paragraph" style:parent-style-name="Standard" style:list-style-name="L8">
      <style:paragraph-properties fo:margin-top="0.101cm" fo:margin-bottom="0.101cm" loext:contextual-spacing="false" fo:text-align="start" style:justify-single-word="false"/>
      <style:text-properties fo:font-size="12pt" style:text-underline-style="none" officeooo:rsid="002aafa7" officeooo:paragraph-rsid="002aafa7" style:font-size-asian="10.5pt" style:font-size-complex="12pt"/>
    </style:style>
    <style:style style:name="P24" style:family="paragraph" style:parent-style-name="Standard">
      <style:paragraph-properties fo:margin-top="0.101cm" fo:margin-bottom="0.101cm" loext:contextual-spacing="false" fo:text-align="start" style:justify-single-word="false"/>
      <style:text-properties fo:font-size="12pt" style:text-underline-style="none" officeooo:rsid="003697de" officeooo:paragraph-rsid="003697de" style:font-size-asian="10.5pt" style:font-size-complex="12pt"/>
    </style:style>
    <style:style style:name="P25" style:family="paragraph" style:parent-style-name="Standard" style:list-style-name="L9">
      <style:paragraph-properties fo:margin-top="0.101cm" fo:margin-bottom="0.101cm" loext:contextual-spacing="false" fo:text-align="start" style:justify-single-word="false"/>
      <style:text-properties fo:font-size="12pt" style:text-underline-style="none" officeooo:rsid="003697de" officeooo:paragraph-rsid="003697de" style:font-size-asian="10.5pt" style:font-size-complex="12pt"/>
    </style:style>
    <style:style style:name="P26" style:family="paragraph" style:parent-style-name="Standard">
      <style:paragraph-properties fo:margin-top="0.101cm" fo:margin-bottom="0.101cm" loext:contextual-spacing="false" fo:text-align="start" style:justify-single-word="false"/>
      <style:text-properties fo:font-size="12pt" style:text-underline-style="none" officeooo:rsid="003b9bd4" officeooo:paragraph-rsid="003b9bd4" style:font-size-asian="10.5pt" style:font-size-complex="12pt"/>
    </style:style>
    <style:style style:name="P27" style:family="paragraph" style:parent-style-name="Standard">
      <style:paragraph-properties fo:margin-top="0.101cm" fo:margin-bottom="0.101cm" loext:contextual-spacing="false" fo:text-align="start" style:justify-single-word="false"/>
      <style:text-properties fo:font-size="12pt" style:text-underline-style="none" officeooo:rsid="003c23c1" officeooo:paragraph-rsid="003c23c1" style:font-size-asian="10.5pt" style:font-size-complex="12pt"/>
    </style:style>
    <style:style style:name="P28" style:family="paragraph" style:parent-style-name="Standard">
      <style:paragraph-properties fo:margin-top="0.101cm" fo:margin-bottom="0.101cm" loext:contextual-spacing="false" fo:text-align="start" style:justify-single-word="false"/>
      <style:text-properties fo:font-size="12pt" style:text-underline-style="none" officeooo:rsid="003d27bf" officeooo:paragraph-rsid="003d27bf" style:font-size-asian="10.5pt" style:font-size-complex="12pt"/>
    </style:style>
    <style:style style:name="P29" style:family="paragraph" style:parent-style-name="Standard">
      <style:paragraph-properties fo:margin-top="0.101cm" fo:margin-bottom="0.101cm" loext:contextual-spacing="false" fo:text-align="start" style:justify-single-word="false"/>
      <style:text-properties fo:font-size="12pt" style:text-underline-style="none" officeooo:rsid="003ea530" officeooo:paragraph-rsid="003ea530" style:font-size-asian="10.5pt" style:font-size-complex="12pt"/>
    </style:style>
    <style:style style:name="P30" style:family="paragraph" style:parent-style-name="Standard">
      <style:paragraph-properties fo:margin-top="0.101cm" fo:margin-bottom="0.101cm" loext:contextual-spacing="false" fo:text-align="start" style:justify-single-word="false"/>
      <style:text-properties fo:font-size="12pt" style:text-underline-style="none" officeooo:rsid="003ea530" officeooo:paragraph-rsid="0041013d" style:font-size-asian="10.5pt" style:font-size-complex="12pt"/>
    </style:style>
    <style:style style:name="P31" style:family="paragraph" style:parent-style-name="Standard">
      <style:paragraph-properties fo:margin-top="0.101cm" fo:margin-bottom="0.101cm" loext:contextual-spacing="false" fo:text-align="start" style:justify-single-word="false"/>
      <style:text-properties fo:font-size="12pt" style:text-underline-style="none" officeooo:rsid="003ea530" officeooo:paragraph-rsid="00411dc8" style:font-size-asian="10.5pt" style:font-size-complex="12pt"/>
    </style:style>
    <style:style style:name="P32" style:family="paragraph" style:parent-style-name="Standard">
      <style:paragraph-properties fo:margin-top="0.101cm" fo:margin-bottom="0.101cm" loext:contextual-spacing="false" fo:text-align="start" style:justify-single-word="false"/>
      <style:text-properties fo:font-size="12pt" style:text-underline-style="none" officeooo:rsid="0041013d" officeooo:paragraph-rsid="0041013d" style:font-size-asian="10.5pt" style:font-size-complex="12pt"/>
    </style:style>
    <style:style style:name="P33" style:family="paragraph" style:parent-style-name="Standard">
      <style:paragraph-properties fo:margin-top="0.101cm" fo:margin-bottom="0.101cm" loext:contextual-spacing="false" fo:text-align="start" style:justify-single-word="false"/>
      <style:text-properties fo:font-size="12pt" style:text-underline-style="none" officeooo:rsid="0041013d" officeooo:paragraph-rsid="00411dc8" style:font-size-asian="10.5pt" style:font-size-complex="12pt"/>
    </style:style>
    <style:style style:name="P34" style:family="paragraph" style:parent-style-name="Standard">
      <style:paragraph-properties fo:margin-top="0.101cm" fo:margin-bottom="0.101cm" loext:contextual-spacing="false" fo:text-align="start" style:justify-single-word="false"/>
      <style:text-properties fo:font-size="12pt" style:text-underline-style="none" officeooo:rsid="00411dc8" officeooo:paragraph-rsid="00411dc8" style:font-size-asian="10.5pt" style:font-size-complex="12pt"/>
    </style:style>
    <style:style style:name="P35" style:family="paragraph" style:parent-style-name="Standard">
      <style:paragraph-properties fo:margin-top="0.101cm" fo:margin-bottom="0.101cm" loext:contextual-spacing="false" fo:text-align="start" style:justify-single-word="false"/>
      <style:text-properties fo:font-size="12pt" style:text-underline-style="none" officeooo:rsid="00419436" officeooo:paragraph-rsid="00419436" style:font-size-asian="10.5pt" style:font-size-complex="12pt"/>
    </style:style>
    <style:style style:name="P36" style:family="paragraph" style:parent-style-name="Standard" style:list-style-name="L10">
      <style:paragraph-properties fo:margin-top="0.101cm" fo:margin-bottom="0.101cm" loext:contextual-spacing="false" fo:text-align="start" style:justify-single-word="false"/>
      <style:text-properties fo:font-size="12pt" style:text-underline-style="none" officeooo:rsid="00419436" officeooo:paragraph-rsid="00419436" style:font-size-asian="10.5pt" style:font-size-complex="12pt"/>
    </style:style>
    <style:style style:name="P37" style:family="paragraph" style:parent-style-name="Standard" style:list-style-name="L10">
      <style:paragraph-properties fo:margin-top="0.101cm" fo:margin-bottom="0.101cm" loext:contextual-spacing="false" fo:text-align="start" style:justify-single-word="false"/>
      <style:text-properties fo:font-size="12pt" style:text-underline-style="none" officeooo:rsid="00419436" officeooo:paragraph-rsid="0041a2d9" style:font-size-asian="10.5pt" style:font-size-complex="12pt"/>
    </style:style>
    <style:style style:name="P38" style:family="paragraph" style:parent-style-name="Standard">
      <style:paragraph-properties fo:margin-top="0.101cm" fo:margin-bottom="0.101cm" loext:contextual-spacing="false" fo:text-align="start" style:justify-single-word="false"/>
      <style:text-properties fo:font-size="12pt" style:text-underline-style="none" officeooo:rsid="00419436" officeooo:paragraph-rsid="0041a2d9" style:font-size-asian="10.5pt" style:font-size-complex="12pt"/>
    </style:style>
    <style:style style:name="P39" style:family="paragraph" style:parent-style-name="Standard">
      <style:paragraph-properties fo:margin-top="0.101cm" fo:margin-bottom="0.101cm" loext:contextual-spacing="false" fo:text-align="start" style:justify-single-word="false"/>
      <style:text-properties fo:font-size="12pt" style:text-underline-style="none" officeooo:rsid="00426cd3" officeooo:paragraph-rsid="00426cd3" style:font-size-asian="10.5pt" style:font-size-complex="12pt"/>
    </style:style>
    <style:style style:name="P40" style:family="paragraph" style:parent-style-name="Standard">
      <style:paragraph-properties fo:margin-top="0.101cm" fo:margin-bottom="0.101cm" loext:contextual-spacing="false" fo:text-align="start" style:justify-single-word="false"/>
      <style:text-properties fo:font-size="12pt" style:text-underline-style="none" officeooo:rsid="0043a15b" officeooo:paragraph-rsid="0043a15b" style:font-size-asian="10.5pt" style:font-size-complex="12pt"/>
    </style:style>
    <style:style style:name="P41" style:family="paragraph" style:parent-style-name="Standard">
      <style:paragraph-properties fo:margin-top="0.101cm" fo:margin-bottom="0.101cm" loext:contextual-spacing="false" fo:text-align="start" style:justify-single-word="false"/>
      <style:text-properties fo:font-size="12pt" style:text-underline-style="none" officeooo:rsid="00446afd" officeooo:paragraph-rsid="00446afd" style:font-size-asian="10.5pt" style:font-size-complex="12pt"/>
    </style:style>
    <style:style style:name="P42" style:family="paragraph" style:parent-style-name="Standard">
      <style:paragraph-properties fo:margin-top="0.101cm" fo:margin-bottom="0.101cm" loext:contextual-spacing="false" fo:text-align="start" style:justify-single-word="false"/>
      <style:text-properties fo:font-size="12pt" fo:font-style="normal" style:text-underline-style="none" officeooo:rsid="003697de" officeooo:paragraph-rsid="003697de" style:font-size-asian="10.5pt" style:font-style-asian="normal" style:font-size-complex="12pt" style:font-style-complex="normal"/>
    </style:style>
    <style:style style:name="P43" style:family="paragraph" style:parent-style-name="Standard">
      <style:paragraph-properties fo:margin-top="0.101cm" fo:margin-bottom="0.101cm" loext:contextual-spacing="false" fo:text-align="start" style:justify-single-word="false"/>
      <style:text-properties fo:font-size="12pt" fo:font-style="normal" style:text-underline-style="none" officeooo:rsid="0038ec40" officeooo:paragraph-rsid="0038ec40" style:font-size-asian="10.5pt" style:font-style-asian="normal" style:font-size-complex="12pt" style:font-style-complex="normal"/>
    </style:style>
    <style:style style:name="P44" style:family="paragraph" style:parent-style-name="Standard">
      <style:paragraph-properties fo:margin-top="0.101cm" fo:margin-bottom="0.101cm" loext:contextual-spacing="false" fo:text-align="start" style:justify-single-word="false"/>
      <style:text-properties fo:font-size="12pt" fo:font-style="normal" style:text-underline-style="none" officeooo:rsid="0044e768" officeooo:paragraph-rsid="0044e768" style:font-size-asian="10.5pt" style:font-style-asian="normal" style:font-size-complex="12pt" style:font-style-complex="normal"/>
    </style:style>
    <style:style style:name="P45" style:family="paragraph" style:parent-style-name="Standard" style:list-style-name="L3">
      <style:paragraph-properties fo:margin-top="0.101cm" fo:margin-bottom="0.101cm" loext:contextual-spacing="false" fo:text-align="start" style:justify-single-word="false"/>
      <style:text-properties officeooo:rsid="001e0590" officeooo:paragraph-rsid="00256cfe"/>
    </style:style>
    <style:style style:name="P46" style:family="paragraph" style:parent-style-name="Standard" style:list-style-name="L4">
      <style:paragraph-properties fo:margin-top="0.201cm" fo:margin-bottom="0.201cm" loext:contextual-spacing="false" fo:text-align="start" style:justify-single-word="false"/>
      <style:text-properties fo:font-size="12pt" style:text-underline-style="none" officeooo:rsid="0026fe7d" officeooo:paragraph-rsid="0026fe7d" style:font-size-asian="10.5pt" style:font-size-complex="12pt"/>
    </style:style>
    <style:style style:name="P47" style:family="paragraph" style:parent-style-name="Standard">
      <style:paragraph-properties fo:margin-top="0.201cm" fo:margin-bottom="0.201cm" loext:contextual-spacing="false" fo:text-align="start" style:justify-single-word="false"/>
      <style:text-properties fo:font-size="12pt" style:text-underline-style="none" officeooo:rsid="00303d66" officeooo:paragraph-rsid="003697de" style:font-size-asian="10.5pt" style:font-size-complex="12pt"/>
    </style:style>
    <style:style style:name="P48" style:family="paragraph" style:parent-style-name="Standard">
      <style:paragraph-properties fo:margin-top="0.201cm" fo:margin-bottom="0.201cm" loext:contextual-spacing="false" fo:text-align="start" style:justify-single-word="false"/>
      <style:text-properties officeooo:paragraph-rsid="002cbd54"/>
    </style:style>
    <style:style style:name="P49" style:family="paragraph" style:parent-style-name="Standard" style:list-style-name="L6">
      <style:paragraph-properties fo:margin-top="0cm" fo:margin-bottom="0cm" loext:contextual-spacing="false" fo:text-align="start" style:justify-single-word="false"/>
      <style:text-properties fo:font-size="12pt" style:text-underline-style="none" officeooo:rsid="0027fa87" officeooo:paragraph-rsid="0027fa87" style:font-size-asian="10.5pt" style:font-size-complex="12pt"/>
    </style:style>
    <style:style style:name="P50" style:family="paragraph" style:parent-style-name="Standard">
      <style:paragraph-properties fo:margin-top="0cm" fo:margin-bottom="0cm" loext:contextual-spacing="false" fo:text-align="start" style:justify-single-word="false"/>
      <style:text-properties fo:font-size="12pt" style:text-underline-style="none" officeooo:rsid="0027fa87" officeooo:paragraph-rsid="0027fa87" style:font-size-asian="10.5pt" style:font-size-complex="12pt"/>
    </style:style>
    <style:style style:name="P51" style:family="paragraph" style:parent-style-name="Standard" style:list-style-name="L8">
      <style:paragraph-properties fo:margin-top="0cm" fo:margin-bottom="0cm" loext:contextual-spacing="false" fo:text-align="start" style:justify-single-word="false"/>
      <style:text-properties fo:font-size="12pt" style:text-underline-style="none" officeooo:rsid="002aafa7" officeooo:paragraph-rsid="002aafa7" style:font-size-asian="10.5pt" style:font-size-complex="12pt"/>
    </style:style>
    <style:style style:name="P52" style:family="paragraph" style:parent-style-name="Standard">
      <style:paragraph-properties fo:margin-top="0cm" fo:margin-bottom="0cm" loext:contextual-spacing="false" fo:text-align="start" style:justify-single-word="false"/>
      <style:text-properties fo:font-size="12pt" style:text-underline-style="none" officeooo:rsid="002aafa7" officeooo:paragraph-rsid="002aafa7" style:font-size-asian="10.5pt" style:font-size-complex="12pt"/>
    </style:style>
    <style:style style:name="P53" style:family="paragraph" style:parent-style-name="Standard" style:list-style-name="L8">
      <style:paragraph-properties fo:margin-top="0cm" fo:margin-bottom="0cm" loext:contextual-spacing="false" fo:text-align="start" style:justify-single-word="false"/>
      <style:text-properties fo:font-size="12pt" style:text-underline-style="none" officeooo:rsid="002b6d67" officeooo:paragraph-rsid="002b6d67" style:font-size-asian="10.5pt" style:font-size-complex="12pt"/>
    </style:style>
    <style:style style:name="P54" style:family="paragraph" style:parent-style-name="Standard">
      <style:paragraph-properties fo:margin-top="0cm" fo:margin-bottom="0cm" loext:contextual-spacing="false" fo:text-align="start" style:justify-single-word="false"/>
      <style:text-properties fo:font-size="12pt" style:text-underline-style="none" officeooo:rsid="002ecbc4" officeooo:paragraph-rsid="002ecbc4" style:font-size-asian="10.5pt" style:font-size-complex="12pt"/>
    </style:style>
    <style:style style:name="P55" style:family="paragraph" style:parent-style-name="Standard">
      <style:paragraph-properties fo:margin-top="0cm" fo:margin-bottom="0cm" loext:contextual-spacing="false" fo:text-align="start" style:justify-single-word="false"/>
      <style:text-properties fo:font-size="12pt" style:text-underline-style="none" officeooo:rsid="002ecbc4" officeooo:paragraph-rsid="002fa23b" style:font-size-asian="10.5pt" style:font-size-complex="12pt"/>
    </style:style>
    <style:style style:name="P56" style:family="paragraph" style:parent-style-name="Standard">
      <style:paragraph-properties fo:margin-top="0cm" fo:margin-bottom="0cm" loext:contextual-spacing="false" fo:text-align="start" style:justify-single-word="false"/>
      <style:text-properties fo:font-size="12pt" style:text-underline-style="none" officeooo:rsid="002ecbc4" officeooo:paragraph-rsid="004a1422" style:font-size-asian="10.5pt" style:font-size-complex="12pt"/>
    </style:style>
    <style:style style:name="P57" style:family="paragraph" style:parent-style-name="Standard">
      <style:paragraph-properties fo:margin-top="0cm" fo:margin-bottom="0cm" loext:contextual-spacing="false" fo:text-align="start" style:justify-single-word="false"/>
      <style:text-properties fo:font-size="12pt" style:text-underline-style="none" officeooo:rsid="00303d66" officeooo:paragraph-rsid="003697de" style:font-size-asian="10.5pt" style:font-size-complex="12pt"/>
    </style:style>
    <style:style style:name="P58" style:family="paragraph" style:parent-style-name="Standard">
      <style:paragraph-properties fo:margin-top="0cm" fo:margin-bottom="0cm" loext:contextual-spacing="false" fo:text-align="start" style:justify-single-word="false"/>
      <style:text-properties fo:font-size="12pt" style:text-underline-style="none" officeooo:rsid="0033fe0b" officeooo:paragraph-rsid="0033fe0b" style:font-size-asian="10.5pt" style:font-size-complex="12pt"/>
    </style:style>
    <style:style style:name="P59" style:family="paragraph" style:parent-style-name="Standard">
      <style:paragraph-properties fo:margin-top="0cm" fo:margin-bottom="0cm" loext:contextual-spacing="false" fo:text-align="start" style:justify-single-word="false"/>
      <style:text-properties fo:font-size="12pt" style:text-underline-style="none" officeooo:rsid="0033fe0b" officeooo:paragraph-rsid="00356faa" style:font-size-asian="10.5pt" style:font-size-complex="12pt"/>
    </style:style>
    <style:style style:name="P60" style:family="paragraph" style:parent-style-name="Standard">
      <style:paragraph-properties fo:margin-top="0cm" fo:margin-bottom="0cm" loext:contextual-spacing="false" fo:text-align="start" style:justify-single-word="false"/>
      <style:text-properties fo:font-size="12pt" style:text-underline-style="none" officeooo:rsid="00356faa" officeooo:paragraph-rsid="00356faa" style:font-size-asian="10.5pt" style:font-size-complex="12pt"/>
    </style:style>
    <style:style style:name="P61" style:family="paragraph" style:parent-style-name="Standard">
      <style:paragraph-properties fo:margin-top="0cm" fo:margin-bottom="0cm" loext:contextual-spacing="false" fo:text-align="start" style:justify-single-word="false"/>
      <style:text-properties fo:font-size="12pt" style:text-underline-style="none" officeooo:rsid="004cebe2" officeooo:paragraph-rsid="004cebe2" style:font-size-asian="10.5pt" style:font-size-complex="12pt"/>
    </style:style>
    <style:style style:name="P62" style:family="paragraph" style:parent-style-name="Text_20_body">
      <style:paragraph-properties fo:margin-top="0.101cm" fo:margin-bottom="0.101cm" loext:contextual-spacing="false" fo:text-align="start" style:justify-single-word="false"/>
      <style:text-properties fo:font-size="12pt" style:text-underline-style="none" officeooo:rsid="00446afd" officeooo:paragraph-rsid="0044e768" style:font-size-asian="10.5pt" style:font-size-complex="12pt"/>
    </style:style>
    <style:style style:name="P63" style:family="paragraph" style:parent-style-name="Text_20_body">
      <style:paragraph-properties fo:margin-top="0.101cm" fo:margin-bottom="0.101cm" loext:contextual-spacing="false" fo:text-align="start" style:justify-single-word="false"/>
      <style:text-properties fo:font-size="12pt" style:text-underline-style="none" officeooo:rsid="0044e768" officeooo:paragraph-rsid="0044e768" style:font-size-asian="10.5pt" style:font-size-complex="12pt"/>
    </style:style>
    <style:style style:name="P64" style:family="paragraph" style:parent-style-name="Text_20_body">
      <style:paragraph-properties fo:margin-top="0.101cm" fo:margin-bottom="0.101cm" loext:contextual-spacing="false" fo:text-align="start" style:justify-single-word="false"/>
      <style:text-properties fo:font-size="12pt" style:text-underline-style="none" officeooo:rsid="00489d70" officeooo:paragraph-rsid="0049e8a4" style:font-size-asian="10.5pt" style:font-size-complex="12pt"/>
    </style:style>
    <style:style style:name="P65" style:family="paragraph" style:parent-style-name="Table_20_Contents">
      <style:paragraph-properties fo:text-align="center" style:justify-single-word="false"/>
      <style:text-properties fo:font-size="12pt" officeooo:rsid="003c23c1" officeooo:paragraph-rsid="003c23c1" style:font-size-asian="10.5pt" style:font-size-complex="12pt"/>
    </style:style>
    <style:style style:name="P66" style:family="paragraph" style:parent-style-name="Table_20_Contents">
      <style:paragraph-properties fo:text-align="center" style:justify-single-word="false"/>
      <style:text-properties fo:font-size="12pt" officeooo:rsid="003d255f" officeooo:paragraph-rsid="003d255f" style:font-size-asian="10.5pt" style:font-size-complex="12pt"/>
    </style:style>
    <style:style style:name="P67" style:family="paragraph" style:parent-style-name="Heading_20_1">
      <style:paragraph-properties fo:margin-top="0.101cm" fo:margin-bottom="0.101cm" loext:contextual-spacing="false" fo:text-align="start" style:justify-single-word="false"/>
      <style:text-properties fo:font-size="22pt" fo:font-style="normal" style:text-underline-style="none" officeooo:rsid="00024cad" officeooo:paragraph-rsid="00024cad" style:font-size-asian="22pt" style:font-style-asian="normal" style:font-size-complex="22pt" style:font-style-complex="normal"/>
    </style:style>
    <style:style style:name="P68" style:family="paragraph" style:parent-style-name="Heading_20_1">
      <style:paragraph-properties fo:margin-top="0.101cm" fo:margin-bottom="0.101cm" loext:contextual-spacing="false" fo:text-align="start" style:justify-single-word="false"/>
      <style:text-properties fo:font-size="22pt" style:text-underline-style="none" officeooo:rsid="00446afd" officeooo:paragraph-rsid="0044e768" style:font-size-asian="22pt" style:font-size-complex="22pt"/>
    </style:style>
    <style:style style:name="P69" style:family="paragraph" style:parent-style-name="Heading_20_1">
      <style:text-properties fo:font-size="28pt" style:font-size-asian="28pt" style:font-size-complex="28pt"/>
    </style:style>
    <style:style style:name="P70" style:family="paragraph" style:parent-style-name="Index_20_1">
      <style:text-properties fo:font-size="20pt" style:font-size-asian="20pt" style:font-size-complex="20pt"/>
    </style:style>
    <style:style style:name="P71" style:family="paragraph" style:parent-style-name="Index_20_1" style:list-style-name="L1">
      <style:paragraph-properties fo:margin-top="0.201cm" fo:margin-bottom="0.201cm" loext:contextual-spacing="false"/>
      <style:text-properties fo:font-size="20pt" style:font-size-asian="20pt" style:font-size-complex="20pt"/>
    </style:style>
    <style:style style:name="P72" style:family="paragraph" style:parent-style-name="Index_20_1" style:list-style-name="L1">
      <style:paragraph-properties fo:margin-top="0.201cm" fo:margin-bottom="0.201cm" loext:contextual-spacing="false"/>
      <style:text-properties fo:font-size="20pt" officeooo:paragraph-rsid="004bf67a" style:font-size-asian="20pt" style:font-size-complex="20pt"/>
    </style:style>
    <style:style style:name="T1" style:family="text">
      <style:text-properties officeooo:rsid="00131181"/>
    </style:style>
    <style:style style:name="T2" style:family="text">
      <style:text-properties officeooo:rsid="0018b64e"/>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1b5e69" style:font-size-asian="10.5pt" style:font-size-complex="12pt"/>
    </style:style>
    <style:style style:name="T5" style:family="text">
      <style:text-properties fo:font-size="12pt" style:text-underline-style="none" officeooo:rsid="001fddeb" style:font-size-asian="10.5pt" style:font-size-complex="12pt"/>
    </style:style>
    <style:style style:name="T6" style:family="text">
      <style:text-properties fo:font-size="12pt" style:text-underline-style="none" officeooo:rsid="00200071" style:font-size-asian="10.5pt" style:font-size-complex="12pt"/>
    </style:style>
    <style:style style:name="T7" style:family="text">
      <style:text-properties fo:font-size="12pt" style:text-underline-style="none" officeooo:rsid="00256cfe" style:font-size-asian="10.5pt" style:font-size-complex="12pt"/>
    </style:style>
    <style:style style:name="T8" style:family="text">
      <style:text-properties fo:font-size="12pt" style:text-underline-style="none" officeooo:rsid="0026fe7d" style:font-size-asian="10.5pt" style:font-size-complex="12pt"/>
    </style:style>
    <style:style style:name="T9" style:family="text">
      <style:text-properties fo:font-size="12pt" style:text-underline-style="none" officeooo:rsid="002b6d67" style:font-size-asian="10.5pt" style:font-size-complex="12pt"/>
    </style:style>
    <style:style style:name="T10" style:family="text">
      <style:text-properties fo:font-size="12pt" style:text-underline-style="none" officeooo:rsid="002d5955" style:font-size-asian="10.5pt" style:font-size-complex="12pt"/>
    </style:style>
    <style:style style:name="T11" style:family="text">
      <style:text-properties fo:font-size="12pt" fo:font-style="italic" style:text-underline-style="none" officeooo:rsid="00200071" style:font-size-asian="10.5pt" style:font-style-asian="italic" style:font-size-complex="12pt" style:font-style-complex="italic"/>
    </style:style>
    <style:style style:name="T12" style:family="text">
      <style:text-properties fo:font-size="12pt" fo:font-style="italic" style:text-underline-style="none" officeooo:rsid="002d5955" style:font-size-asian="10.5pt" style:font-style-asian="italic" style:font-size-complex="12pt" style:font-style-complex="italic"/>
    </style:style>
    <style:style style:name="T13" style:family="text">
      <style:text-properties officeooo:rsid="00213ea6"/>
    </style:style>
    <style:style style:name="T14" style:family="text">
      <style:text-properties officeooo:rsid="00236880"/>
    </style:style>
    <style:style style:name="T15" style:family="text">
      <style:text-properties officeooo:rsid="00251bd2"/>
    </style:style>
    <style:style style:name="T16" style:family="text">
      <style:text-properties fo:font-style="italic" style:font-style-asian="italic" style:font-style-complex="italic"/>
    </style:style>
    <style:style style:name="T17" style:family="text">
      <style:text-properties fo:font-style="italic" officeooo:rsid="0020ea5a" style:font-style-asian="italic" style:font-style-complex="italic"/>
    </style:style>
    <style:style style:name="T18" style:family="text">
      <style:text-properties fo:font-style="italic" officeooo:rsid="002ecbc4" style:font-style-asian="italic" style:font-style-complex="italic"/>
    </style:style>
    <style:style style:name="T19" style:family="text">
      <style:text-properties fo:font-style="italic" officeooo:rsid="002fa23b" style:font-style-asian="italic" style:font-style-complex="italic"/>
    </style:style>
    <style:style style:name="T20" style:family="text">
      <style:text-properties fo:font-style="italic" officeooo:rsid="00465f10" style:font-style-asian="italic" style:font-style-complex="italic"/>
    </style:style>
    <style:style style:name="T21" style:family="text">
      <style:text-properties fo:font-style="italic" officeooo:rsid="004720ea" style:font-style-asian="italic" style:font-style-complex="italic"/>
    </style:style>
    <style:style style:name="T22" style:family="text">
      <style:text-properties officeooo:rsid="0026fe7d"/>
    </style:style>
    <style:style style:name="T23" style:family="text">
      <style:text-properties officeooo:rsid="00283f70"/>
    </style:style>
    <style:style style:name="T24" style:family="text">
      <style:text-properties fo:font-style="normal" style:font-style-asian="normal" style:font-style-complex="normal"/>
    </style:style>
    <style:style style:name="T25" style:family="text">
      <style:text-properties fo:font-style="normal" officeooo:rsid="002ecbc4" style:font-style-asian="normal" style:font-style-complex="normal"/>
    </style:style>
    <style:style style:name="T26" style:family="text">
      <style:text-properties fo:font-style="normal" officeooo:rsid="002fa23b" style:font-style-asian="normal" style:font-style-complex="normal"/>
    </style:style>
    <style:style style:name="T27" style:family="text">
      <style:text-properties fo:font-style="normal" officeooo:rsid="00303d66" style:font-style-asian="normal" style:font-style-complex="normal"/>
    </style:style>
    <style:style style:name="T28" style:family="text">
      <style:text-properties fo:font-style="normal" officeooo:rsid="00316829" style:font-style-asian="normal" style:font-style-complex="normal"/>
    </style:style>
    <style:style style:name="T29" style:family="text">
      <style:text-properties fo:font-style="normal" officeooo:rsid="0032174d" style:font-style-asian="normal" style:font-style-complex="normal"/>
    </style:style>
    <style:style style:name="T30" style:family="text">
      <style:text-properties fo:font-style="normal" officeooo:rsid="0033fe0b" style:font-style-asian="normal" style:font-style-complex="normal"/>
    </style:style>
    <style:style style:name="T31" style:family="text">
      <style:text-properties fo:font-style="normal" officeooo:rsid="003697de" style:font-style-asian="normal" style:font-style-complex="normal"/>
    </style:style>
    <style:style style:name="T32" style:family="text">
      <style:text-properties fo:font-style="normal" officeooo:rsid="0029633d" style:font-style-asian="normal" style:font-style-complex="normal"/>
    </style:style>
    <style:style style:name="T33" style:family="text">
      <style:text-properties fo:font-style="normal" officeooo:rsid="003c23c1" style:font-style-asian="normal" style:font-style-complex="normal"/>
    </style:style>
    <style:style style:name="T34" style:family="text">
      <style:text-properties fo:font-style="normal" officeooo:rsid="003ddb14" style:font-style-asian="normal" style:font-style-complex="normal"/>
    </style:style>
    <style:style style:name="T35" style:family="text">
      <style:text-properties fo:font-style="normal" officeooo:rsid="003eac01" style:font-style-asian="normal" style:font-style-complex="normal"/>
    </style:style>
    <style:style style:name="T36" style:family="text">
      <style:text-properties fo:font-style="normal" officeooo:rsid="003fa154" style:font-style-asian="normal" style:font-style-complex="normal"/>
    </style:style>
    <style:style style:name="T37" style:family="text">
      <style:text-properties fo:font-style="normal" officeooo:rsid="0041013d" style:font-style-asian="normal" style:font-style-complex="normal"/>
    </style:style>
    <style:style style:name="T38" style:family="text">
      <style:text-properties fo:font-style="normal" officeooo:rsid="00411dc8" style:font-style-asian="normal" style:font-style-complex="normal"/>
    </style:style>
    <style:style style:name="T39" style:family="text">
      <style:text-properties fo:font-style="normal" officeooo:rsid="0041a2d9" style:font-style-asian="normal" style:font-style-complex="normal"/>
    </style:style>
    <style:style style:name="T40" style:family="text">
      <style:text-properties fo:font-style="normal" officeooo:rsid="0018b64e" style:font-style-asian="normal" style:font-style-complex="normal"/>
    </style:style>
    <style:style style:name="T41" style:family="text">
      <style:text-properties fo:font-style="normal" officeooo:rsid="0044e768" style:font-style-asian="normal" style:font-style-complex="normal"/>
    </style:style>
    <style:style style:name="T42" style:family="text">
      <style:text-properties fo:font-style="normal" officeooo:rsid="004720ea" style:font-style-asian="normal" style:font-style-complex="normal"/>
    </style:style>
    <style:style style:name="T43" style:family="text">
      <style:text-properties fo:font-style="normal" officeooo:rsid="0049e8a4" style:font-style-asian="normal" style:font-style-complex="normal"/>
    </style:style>
    <style:style style:name="T44" style:family="text">
      <style:text-properties fo:font-style="normal" officeooo:rsid="004a1422" style:font-style-asian="normal" style:font-style-complex="normal"/>
    </style:style>
    <style:style style:name="T45" style:family="text">
      <style:text-properties fo:color="#000000" style:font-name="Monospace" fo:font-size="10pt" fo:background-color="#e8f2fe" loext:char-shading-value="0" style:font-size-asian="10pt"/>
    </style:style>
    <style:style style:name="T46" style:family="text">
      <style:text-properties fo:color="#000000" style:font-name="Monospace" fo:font-size="10pt" fo:font-style="italic" fo:background-color="#e8f2fe" loext:char-shading-value="0" style:font-size-asian="10pt" style:font-style-asian="italic" style:font-style-complex="italic"/>
    </style:style>
    <style:style style:name="T47" style:family="text">
      <style:text-properties fo:color="#6a3e3e" style:font-name="Monospace" fo:font-size="10pt" fo:font-style="italic" fo:background-color="#e8f2fe" loext:char-shading-value="0" style:font-size-asian="10pt" style:font-style-asian="italic" style:font-style-complex="italic"/>
    </style:style>
    <style:style style:name="T48" style:family="text">
      <style:text-properties officeooo:rsid="0037cf3e"/>
    </style:style>
    <style:style style:name="T49" style:family="text">
      <style:text-properties officeooo:rsid="00465f10"/>
    </style:style>
    <style:style style:name="T50" style:family="text">
      <style:text-properties officeooo:rsid="004bf67a"/>
    </style:style>
    <style:style style:name="T51" style:family="text">
      <style:text-properties officeooo:rsid="004dbbed"/>
    </style:style>
    <style:style style:name="T52" style:family="text">
      <style:text-properties officeooo:rsid="0050ba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Técnicas de los Sistemas Inteligentes</text:p>
      <text:p text:style-name="P3"/>
      <text:p text:style-name="P2"><text:span text:style-name="T1">Práctica</text:span> 1: </text:p>
      <text:p text:style-name="P3">Técnicas de Búsqueda Heurística</text:p>
      <text:p text:style-name="P2"/>
      <text:p text:style-name="P2"/>
      <text:p text:style-name="P1">Rafael Vázquez Conejo</text:p>
      <text:p text:style-name="P1"/>
      <text:p text:style-name="P1">Marzo 2020</text:p>
      <text:p text:style-name="P1"/>
      <text:p text:style-name="P1"/>
      <text:p text:style-name="P1"/>
      <text:p text:style-name="P1"/>
      <text:p text:style-name="P1"/>
      <text:p text:style-name="P1"/>
      <text:p text:style-name="P1"/>
      <text:h text:style-name="P69" text:outline-level="1"><text:soft-page-break/>Índice</text:h>
      <text:p text:style-name="P70"/>
      <text:list xml:id="list1275995543" text:style-name="L1">
        <text:list-item>
          <text:p text:style-name="P71">Descripción General…………………………………..<text:span text:style-name="T52">3</text:span></text:p>
        </text:list-item>
        <text:list-item>
          <text:p text:style-name="P72">Comportamiento Deliberativo………………………...<text:span text:style-name="T52">4</text:span></text:p>
          <text:list>
            <text:list-item>
              <text:list>
                <text:list-item>
                  <text:list>
                    <text:list-item>
                      <text:list>
                        <text:list-header>
                          <text:p text:style-name="P72">a) Simple…………………………………….<text:span text:style-name="T52">5</text:span></text:p>
                        </text:list-header>
                      </text:list>
                    </text:list-item>
                  </text:list>
                </text:list-item>
              </text:list>
              <text:p text:style-name="P71"><text:tab/><text:tab/>b) Compuesto………………………………..<text:span text:style-name="T52">7</text:span></text:p>
            </text:list-item>
          </text:list>
        </text:list-item>
        <text:list-item>
          <text:p text:style-name="P72"><text:span text:style-name="T50">Comportamiento</text:span> Reactivo<text:tab/>…………………………...<text:span text:style-name="T52">8</text:span></text:p>
          <text:list>
            <text:list-item>
              <text:list>
                <text:list-item>
                  <text:list>
                    <text:list-item>
                      <text:list>
                        <text:list-header>
                          <text:p text:style-name="P72">a) Simple……………………………………<text:span text:style-name="T52">8</text:span></text:p>
                        </text:list-header>
                      </text:list>
                    </text:list-item>
                  </text:list>
                </text:list-item>
              </text:list>
              <text:p text:style-name="P71"><text:tab/><text:tab/>b) Compuesto………………………………<text:span text:style-name="T52">11</text:span></text:p>
            </text:list-item>
          </text:list>
        </text:list-item>
        <text:list-item>
          <text:p text:style-name="P71">Comportamiento Reactivo-Deliberativo…………….<text:span text:style-name="T52">12</text:span></text:p>
        </text:list-item>
      </text:list>
      <text:p text:style-name="P11"><text:tab/><text:tab/></text:p>
      <text:p text:style-name="P4"/>
      <text:p text:style-name="P11"/>
      <text:list xml:id="list3260993895" text:style-name="L2">
        <text:list-header>
          <text:p text:style-name="P12"/>
        </text:list-header>
      </text:list>
      <text:p text:style-name="P1"/>
      <text:p text:style-name="P1"/>
      <text:p text:style-name="P1"/>
      <text:p text:style-name="P1"/>
      <text:p text:style-name="P1"/>
      <text:p text:style-name="P1"/>
      <text:p text:style-name="P1"/>
      <text:p text:style-name="P1"/>
      <text:p text:style-name="P1"/>
      <text:p text:style-name="P13"/>
      <text:h text:style-name="P9" text:outline-level="1"><text:soft-page-break/>1. <text:span text:style-name="T2">Descripción General.</text:span></text:h>
      <text:p text:style-name="P20">Comenzaré explicando por encima los métodos y variables que he implementado para obtener las diferentes soluciones en mi <text:span text:style-name="T16">Agent.java</text:span>.</text:p>
      <text:p text:style-name="P15"><text:span text:style-name="T22">L</text:span>as variables <text:span text:style-name="T22">que</text:span> encontramos:</text:p>
      <text:list xml:id="list3723432766" text:style-name="L4">
        <text:list-item>
          <text:p text:style-name="P46">boolean estoyEscapando → será true si el avatar tiene enemigos cerca y debe huir.</text:p>
        </text:list-item>
        <text:list-item>
          <text:p text:style-name="P46">boolean voy_a_gemas → será true si no estoy escapando de un enemigo y por lo tanto puedo ir a por gemas.</text:p>
        </text:list-item>
        <text:list-item>
          <text:p text:style-name="P46">boolean hay_escopriones → será true cuando al observar el estado del mapa de juego hay algún escorpión, lo que nos permite saber que tenemos que tenerlos en cuenta. </text:p>
        </text:list-item>
      </text:list>
      <text:p text:style-name="P48"><text:span text:style-name="T8">Respecto a las funciones que he definido las iré tratando conforme sean empleadas en cada comportamiento, pero comenzaremos con el método que decide la siguiente decisión del avatar, ya que este método será llamado en ambos comportamientos. </text:span><text:span text:style-name="T9">Este método </text:span><text:span text:style-name="T10">definido al final de </text:span><text:span text:style-name="T12">Agent.java</text:span><text:span text:style-name="T10"> es</text:span><text:span text:style-name="T9"> “</text:span><text:span text:style-name="T46">act(StateObservation </text:span><text:span text:style-name="T47">estado</text:span><text:span text:style-name="T46">, ElapsedCpuTimer </text:span><text:span text:style-name="T47">elapsedTimer</text:span><text:span text:style-name="T46">)</text:span><text:span text:style-name="T45">” </text:span><text:span text:style-name="T9">y </text:span><text:span text:style-name="T8"><text:s/></text:span><text:span text:style-name="T9">las acciones más importantes que realiza por orden son:</text:span></text:p>
      <text:list xml:id="list1994629533" text:style-name="L6">
        <text:list-item>
          <text:p text:style-name="P49">Obtengo la posición del avatar en el mapa de juego.</text:p>
        </text:list-item>
        <text:list-item>
          <text:p text:style-name="P21">Si hay un plan activado, elimino la última acción realizada por el avatar.</text:p>
        </text:list-item>
        <text:list-item>
          <text:p text:style-name="P49">Calcular un camino si el avatar no tiene activado un comportamiento reactivo calculo un camino y no hay un plan definido.</text:p>
        </text:list-item>
        <text:list-item>
          <text:p text:style-name="P49">Si hay un escorpión cerca activo el comportamiento reactivo y mis siguientes acciones serán para alejarme de este enemigo. En caso de que hubiera un camino calculado lo elimino y lo volveré a recalcular cuando no haya enemigos cerca.</text:p>
        </text:list-item>
        <text:list-item>
          <text:p text:style-name="P49">Si no hay enemigos cerca y hay un plan de camino tomaré la acción que corresponde para seguir el camino, es decir si el avatar debe ir a la derecha tomaré la acción de ir a la derecha. </text:p>
        </text:list-item>
        <text:list-item>
          <text:p text:style-name="P49">Si <text:span text:style-name="T23">no hay enemigos cerca ni plan el agente no hace nada.</text:span></text:p>
        </text:list-item>
      </text:list>
      <text:p text:style-name="P50"/>
      <text:p text:style-name="P61">También he implementado mi propia clase Observation.java que me permite saber el objeto que se encuentra en cada casilla del mapa. Solamente he definido los elementos que me interesan para esta práctica, es decir las casillas tipo Tierra por ejemplo nos la he definido porque en nuestro caso no tenemos que interactuar con ellas.</text:p>
      <text:p text:style-name="P16"/>
      <text:p text:style-name="P17"/>
      <text:p text:style-name="P17"/>
      <text:p text:style-name="P17"/>
      <text:p text:style-name="P17"/>
      <text:p text:style-name="P17"/>
      <text:p text:style-name="P17"/>
      <text:p text:style-name="P17"/>
      <text:p text:style-name="P17"/>
      <text:p text:style-name="P17"/>
      <text:p text:style-name="P17"/>
      <text:h text:style-name="P10" text:outline-level="1"><text:soft-page-break/><text:span text:style-name="T13">2</text:span>. <text:span text:style-name="T13">Comportamiento Deliberativo.</text:span></text:h>
      <text:p text:style-name="P7"/>
      <text:p text:style-name="P8">El comportamiento deliberativo se utiliza para buscar las gemas y el portal.</text:p>
      <text:p text:style-name="P5">Para calcular e<text:span text:style-name="T13">stos</text:span> camino<text:span text:style-name="T13">s</text:span> desde una posición inicial a una posición final he implementado las clases <text:span text:style-name="T16">Node.java</text:span>, <text:span text:style-name="T16">Path</text:span><text:span text:style-name="T17">F</text:span><text:span text:style-name="T16">inder.java</text:span> y <text:span text:style-name="T16">A_estrella.java</text:span>. Para su creación me he inspirado en las clases definidas en “tools.pathfinder” existentes en el propio archivo GVGAI, las cuales son demasiado generales, por ello he creado mis propias clases directamente relacionadas con el problema que deseamos solucionar. </text:p>
      <text:p text:style-name="P6"/>
      <text:list xml:id="list817654744" text:style-name="L3">
        <text:list-item>
          <text:p text:style-name="P14">Node.java → Esta clase contiene la representación de un nodo, el cual tendrá un coste total (<text:span text:style-name="T16">totalCost</text:span>), un coste estimado (<text:span text:style-name="T16">estimatedCost</text:span>), un nodo padre (<text:span text:style-name="T16">parent</text:span>) y una posición en el mapa (<text:span text:style-name="T16">position</text:span>). Esta clase nos permitirá comparar los nodos para ver cual posee menor coste respecto a otro. <text:span text:style-name="T15">A</text:span>demás, gracias a la función “equals”, podremos saber si un nodo es el que deseamos, es decir, podremos comprobar si nuestro nodo actual es igual al nodo meta, por ejemplo.</text:p>
          <text:p text:style-name="P14"/>
        </text:list-item>
        <text:list-item>
          <text:p text:style-name="P45"><text:span text:style-name="T4">A_</text:span><text:span text:style-name="T3">estrella.java → Esta clase contiene la implementación del algoritmo de búsqueda A*. La heurística utilizada es la distancia Manhattan. El algoritmo recibirá por </text:span><text:span text:style-name="T7">parámetros</text:span><text:span text:style-name="T3"> el nodo </text:span><text:span text:style-name="T7">incoo</text:span><text:span text:style-name="T3">, el nodo al que queremos llegar (nodo meta), y el modo de calculo, este último </text:span><text:span text:style-name="T7">parámetro</text:span><text:span text:style-name="T3"> que puede tomar valores </text:span><text:span text:style-name="T7">0 ó 1,</text:span><text:span text:style-name="T3"> hac</text:span><text:span text:style-name="T7">iendo</text:span><text:span text:style-name="T3"> referencia al modo en el que se generan los vecinos, modos que hemos implementado en nuestra clase </text:span><text:span text:style-name="T7">P</text:span><text:span text:style-name="T3">ath</text:span><text:span text:style-name="T7">F</text:span><text:span text:style-name="T3">inder.java de los que hablaremos después.</text:span></text:p>
          <text:p text:style-name="P45"><text:span text:style-name="T3"><text:s/>Tanto la lista de nodos sin explorar (Abiertos), cómo la de ya explorados (Cerrados) la hemos creado mediante colas de prioridad </text:span><text:span text:style-name="T5">de</text:span><text:span text:style-name="T6">l tipo</text:span><text:span text:style-name="T5"> </text:span><text:span text:style-name="T11">Node</text:span><text:span text:style-name="T5"> </text:span><text:span text:style-name="T3">como estructura de datos.</text:span></text:p>
          <text:p text:style-name="P18"/>
        </text:list-item>
        <text:list-item>
          <text:p text:style-name="P18">PathFinder.java → Esta clase contiene los diferentes modos de generar vecinos mencionados anteriormente. Encontramos <text:span text:style-name="T14">2</text:span> modos:</text:p>
          <text:p text:style-name="P18">- Modo 0, “getPortal”: este modo se utiliza cuando debemos calcular el camino hacia el portal, es utilizado tanto en el caso de no tener gemas que recoger e ir directos al portal, como cuando hemos recogido las 10 gemas y debemos buscar el portal. Este modo no genera cómo vecinos los nodos que sean gemas o muros.</text:p>
          <text:p text:style-name="P18">- Modo 1, “getGemas”: este modo es utilizado para calcular el camino de nuestro avatar hasta una gema. En este caso no se generan como vecinos los nodos muro.</text:p>
        </text:list-item>
      </text:list>
      <text:p text:style-name="P19">Los modos 0 y 1 son muy similares, la principal razón por la que los he creado por separado es debido a la situación en la que se emplean. Si se calcula el camino hacia el portal significa que el avatar ya tiene las gemas o que en ese mapa no hay, caso del deliberativo simple, y si es el primer caso de tener todas las gemas no es recomendable que el avatar coja una gema camino al portal, puesto que esto ya no sería necesario ni recomendable.</text:p>
      <text:p text:style-name="P19"/>
      <text:p text:style-name="P24">He usado el algoritmo A* <text:span text:style-name="T51">utilizando como heurística la distancia Manhattan que nos proporciona la distancia mínima entre dos coordenadas. Posee la siguiente expresión:</text:span></text:p>
      <text:p text:style-name="P19"/>
      <text:p text:style-name="P19"><draw:frame draw:style-name="fr1" draw:name="Imagen1" text:anchor-type="paragraph" svg:x="5.816cm" svg:y="-0.053cm" svg:width="4.948cm" svg:height="1.191cm" draw:z-index="1"><draw:image xlink:href="Pictures/10000201000000BB0000002DA1CED5DA99E105B4.png" xlink:type="simple" xlink:show="embed" xlink:actuate="onLoad" loext:mime-type="image/png"/></draw:frame></text:p>
      <text:p text:style-name="P19"/>
      <text:p text:style-name="P19"/>
      <text:h text:style-name="Heading_20_6" text:outline-level="6"><text:soft-page-break/>a) Comportamiento Deliberativo Simple.</text:h>
      <text:p text:style-name="P22">Caso en el que no hay enemigos ni gemas en el mapa, el agente debe encontrar el camino hasta el portal. Para este caso he implementado el método <text:span text:style-name="T16">calcularNuevoCamino</text:span><text:span text:style-name="T24">, el cual recibe como parámetros la posición del agente en el mapa del juego, el número de gemas que posee el agente y el estado del mapa. </text:span></text:p>
      <text:p text:style-name="P22"><text:span text:style-name="T24">Este método nos permite calcular un camino desde el avatar hasta una gema o un portal, en este caso será hasta un portal. Para ello:</text:span></text:p>
      <text:list xml:id="list2912210746" text:style-name="L8">
        <text:list-item>
          <text:p text:style-name="P23"><text:span text:style-name="T24">Obtenemos la posición de las gemas en el mapa</text:span></text:p>
        </text:list-item>
        <text:list-item>
          <text:p text:style-name="P51"><text:span text:style-name="T24">Si ese valor de posición es igual a 10 (caso del reactivo-deliberativo) o es nulo,porque no hay gemas (nuestro caso actual) obtendremos la posición del portal y aplicaremos el algoritmo A* para encontrar el camino que nos llegará desde nuestra posición actual a la posición del portal.</text:span></text:p>
        </text:list-item>
        <text:list-item>
          <text:p text:style-name="P53"><text:span text:style-name="T24">Devolvemos ese camino, tras ello las acciones a realizar para llegar al portal se irán decidiendo en la función “</text:span><text:span text:style-name="T18">act</text:span><text:span text:style-name="T25">” definida en el primer apartado.</text:span></text:p>
        </text:list-item>
      </text:list>
      <text:p text:style-name="P52"><text:span text:style-name="T24"/></text:p>
      <text:p text:style-name="P52"><text:span text:style-name="T24">Definiré a continuación el funcionamiento de mi algoritmo A*</text:span></text:p>
      <text:p text:style-name="P54"><text:span text:style-name="T24">Este algoritmo recibe como parámetros el nodo inicio, el nodo meta al que deseamos llegar y el modo de calculo explicado anteriormente. </text:span></text:p>
      <text:p text:style-name="P54"><text:span text:style-name="T24"/></text:p>
      <text:p text:style-name="P54"><text:span text:style-name="T24">FUNCIÓN A* (inicio, meta, modoCalculo):</text:span></text:p>
      <text:p text:style-name="P54"><text:span text:style-name="T24"><text:tab/>nodo ← </text:span><text:span text:style-name="T24"><draw:frame draw:style-name="fr2" draw:name="Objeto1" text:anchor-type="as-char" svg:y="-0.295cm" svg:width="0.57cm" svg:height="0.385cm" draw:z-index="0"><draw:object xlink:href="./Object 1" xlink:type="simple" xlink:show="embed" xlink:actuate="onLoad"/><draw:image xlink:href="./ObjectReplacements/Object 1" xlink:type="simple" xlink:show="embed" xlink:actuate="onLoad"/></draw:frame></text:span></text:p>
      <text:p text:style-name="P54"><text:span text:style-name="T24"><text:tab/>Inicializo las PriorityQueue de ambas listas y el nodo inicial.</text:span></text:p>
      <text:p text:style-name="P54"><text:span text:style-name="T24"><text:tab/>lista_abiertos.add(inicio);</text:span></text:p>
      <text:p text:style-name="P54"><text:span text:style-name="T24"><text:tab/></text:span><text:span text:style-name="T26">MIENTRAS</text:span><text:span text:style-name="T24"> tamaño de la lista_abiertos != 0</text:span></text:p>
      <text:p text:style-name="P54"><text:span text:style-name="T24"><text:tab/><text:tab/>nodo ← </text:span><text:span text:style-name="T26">lista_abiertos.poll()<text:tab/><text:tab/>//obtengo el primer nodo</text:span></text:p>
      <text:p text:style-name="P54"><text:span text:style-name="T26"><text:tab/><text:tab/>lista_cerrados.add(nodo)</text:span></text:p>
      <text:p text:style-name="P54"><text:span text:style-name="T26"><text:tab/><text:tab/></text:span></text:p>
      <text:p text:style-name="P54"><text:span text:style-name="T26"><text:tab/><text:tab/>//compruebo si he llegado a la meta</text:span></text:p>
      <text:p text:style-name="P55"><text:span text:style-name="T26"><text:tab/><text:tab/>SI nodo.position.equals(meta.position)<text:tab/></text:span></text:p>
      <text:p text:style-name="P55"><text:span text:style-name="T26"><text:tab/><text:tab/><text:tab/>Devuelvo calcularCamino(nodo)</text:span></text:p>
      <text:p text:style-name="P55"><text:span text:style-name="T26"><text:tab/><text:tab/>FIN-SI<text:tab/></text:span></text:p>
      <text:p text:style-name="P55"><text:span text:style-name="T26"><text:tab/><text:tab/></text:span></text:p>
      <text:p text:style-name="P55"><text:span text:style-name="T26"><text:tab/><text:tab/>//genero los vecinos de mi nodo actual según el modo</text:span></text:p>
      <text:p text:style-name="P55"><text:span text:style-name="T26"><text:tab/><text:tab/>Inicializo vecinos<text:tab/><text:tab/>//Arraylist del tipo Node</text:span></text:p>
      <text:p text:style-name="P55"><text:span text:style-name="T26"><text:tab/><text:tab/>SWITCH(modoCalculo)</text:span></text:p>
      <text:p text:style-name="P55"><text:span text:style-name="T26"><text:tab/><text:tab/><text:tab/>CASE 0:</text:span></text:p>
      <text:p text:style-name="P55"><text:span text:style-name="T26"><text:tab/><text:tab/><text:tab/><text:tab/>vecinos ← getPortal(nodo)</text:span></text:p>
      <text:p text:style-name="P55"><text:span text:style-name="T26"><text:tab/><text:tab/><text:tab/>CASE 1:</text:span></text:p>
      <text:p text:style-name="P55"><text:span text:style-name="T26"><text:tab/><text:tab/><text:tab/><text:tab/>vecinos ← getGemas(nodo)</text:span></text:p>
      <text:p text:style-name="P55"><text:span text:style-name="T26"><text:tab/><text:tab/>FIN-SWITCH</text:span></text:p>
      <text:p text:style-name="P55"><text:span text:style-name="T26"><text:tab/><text:tab/></text:span></text:p>
      <text:p text:style-name="P55"><text:span text:style-name="T26"><text:tab/><text:tab/>PARA cada vecino de nodo</text:span></text:p>
      <text:p text:style-name="P55"><text:span text:style-name="T26"><text:tab/><text:tab/><text:tab/>nodo_vecino = vecinos.get(vecino)</text:span></text:p>
      <text:p text:style-name="P55"><text:span text:style-name="T26"><text:tab/><text:tab/><text:tab/>distancia_actual = nodo_vecino.totalCost</text:span></text:p>
      <text:p text:style-name="P55"><text:span text:style-name="T26"><text:tab/><text:tab/><text:tab/>SI lista_abiertos no contiene nodo_vecino &amp;&amp;</text:span></text:p>
      <text:p text:style-name="P55"><text:span text:style-name="T26"><text:tab/><text:tab/><text:tab/><text:tab/><text:tab/><text:tab/><text:tab/><text:tab/>lista_cerrados no contiene nodo_vecino</text:span></text:p>
      <text:p text:style-name="P55"><text:span text:style-name="T26"><text:tab/><text:tab/><text:tab/><text:tab/>//</text:span><text:span text:style-name="T27">f(n) = g(n) + h(n)</text:span></text:p>
      <text:p text:style-name="P55"><text:span text:style-name="T26"><text:tab/><text:tab/><text:tab/><text:tab/></text:span><text:span text:style-name="T27">nodo_vecino.totalCost = <text:s text:c="2"/></text:span><text:span text:style-name="T26">distancia_actual </text:span><text:span text:style-name="T27">+ nodo.totalCost</text:span></text:p>
      <text:p text:style-name="P55"><text:span text:style-name="T27"><text:tab/><text:tab/><text:tab/><text:tab/>nodo_vecino.parent = nodo</text:span></text:p>
      <text:p text:style-name="P55"><text:span text:style-name="T27"><text:tab/><text:tab/><text:tab/><text:tab/>lista_abiertos.add(nodo_vecino)</text:span></text:p>
      <text:p text:style-name="P55"><text:span text:style-name="T27"><text:tab/><text:tab/><text:tab/>FIN-SI</text:span></text:p>
      <text:p text:style-name="P55"><text:soft-page-break/><text:span text:style-name="T27"><text:tab/><text:tab/><text:tab/>SINO-SI distancia_actual + nodo.totalCost &lt; nodo_vecino.totalCost</text:span></text:p>
      <text:p text:style-name="P55"><text:span text:style-name="T26"><text:tab/><text:tab/><text:tab/><text:tab/>//</text:span><text:span text:style-name="T27">f(n) = g(n) + h(n)</text:span></text:p>
      <text:p text:style-name="P56"><text:span text:style-name="T26"><text:tab/><text:tab/><text:tab/><text:tab/></text:span><text:span text:style-name="T27">nodo_vecino.totalCost = <text:s text:c="2"/></text:span><text:span text:style-name="T26">distancia_actual </text:span><text:span text:style-name="T27">+ nodo.totalCost<text:tab/><text:tab/></text:span></text:p>
      <text:p text:style-name="P56"><text:span text:style-name="T27"><text:tab/><text:tab/><text:tab/><text:tab/>nodo_vecino.parent = nodo<text:tab/></text:span></text:p>
      <text:p text:style-name="P56"><text:span text:style-name="T27"><text:tab/><text:tab/><text:tab/><text:tab/></text:span><text:span text:style-name="T44">SI lista_abiertos contiene nodo_vecino</text:span></text:p>
      <text:p text:style-name="P56"><text:span text:style-name="T44"><text:tab/><text:tab/><text:tab/><text:tab/><text:tab/>eliminar nodo_vecino de lista_abiertos</text:span></text:p>
      <text:p text:style-name="P56"><text:span text:style-name="T44"><text:tab/><text:tab/><text:tab/><text:tab/>FIN-SI</text:span></text:p>
      <text:p text:style-name="P56"><text:span text:style-name="T44"><text:tab/><text:tab/><text:tab/><text:tab/>SI lista_cerrados contiene nodo_vecino</text:span></text:p>
      <text:p text:style-name="P56"><text:span text:style-name="T44"><text:tab/><text:tab/><text:tab/><text:tab/><text:tab/>eliminar nodo_vecino de lista_cerrados</text:span></text:p>
      <text:p text:style-name="P56"><text:span text:style-name="T44"><text:tab/><text:tab/><text:tab/><text:tab/>FIN-SI</text:span></text:p>
      <text:p text:style-name="P56"><text:span text:style-name="T44"><text:tab/><text:tab/><text:tab/><text:tab/></text:span><text:span text:style-name="T27">lista_abiertos.add(nodo_vecino)</text:span></text:p>
      <text:p text:style-name="P56"><text:span text:style-name="T27"><text:tab/><text:tab/><text:tab/></text:span><text:span text:style-name="T44">FIN-SINO-SI</text:span></text:p>
      <text:p text:style-name="P56"><text:span text:style-name="T44"><text:tab/><text:tab/>FIN-PARA</text:span></text:p>
      <text:p text:style-name="P56"><text:span text:style-name="T44"><text:tab/>FIN-MIENTRAS</text:span></text:p>
      <text:p text:style-name="P56"><text:span text:style-name="T44"><text:tab/>SI </text:span><text:span text:style-name="T26">nodo.position.equals(meta.position)</text:span></text:p>
      <text:p text:style-name="P56"><text:span text:style-name="T26"><text:tab/><text:tab/></text:span><text:span text:style-name="T44">Devolver calcularCamino(nodo)</text:span></text:p>
      <text:p text:style-name="P56"><text:span text:style-name="T44"><text:tab/>FIN-SI</text:span></text:p>
      <text:p text:style-name="P56"><text:span text:style-name="T44"><text:tab/>SINO</text:span></text:p>
      <text:p text:style-name="P56"><text:span text:style-name="T44"><text:tab/><text:tab/>Devolver null;</text:span></text:p>
      <text:p text:style-name="P56"><text:span text:style-name="T44"><text:tab/>FIN-SINO</text:span></text:p>
      <text:p text:style-name="P56"><text:span text:style-name="T44">FIN</text:span><text:span text:style-name="T26"><text:tab/></text:span></text:p>
      <text:p text:style-name="P56"><text:span text:style-name="T44"><text:tab/><text:tab/><text:tab/><text:tab/><text:tab/></text:span></text:p>
      <text:p text:style-name="P55"><text:span text:style-name="T27"><text:tab/><text:tab/><text:tab/><text:tab/></text:span></text:p>
      <text:p text:style-name="P59"><text:span text:style-name="T29">L</text:span><text:span text:style-name="T26">a función utilizada para devolver la solución, “</text:span><text:span text:style-name="T19">calcularCamino</text:span><text:span text:style-name="T26">” nos devuelve un vector del tipo Node con nuestro camino, obteniendo los nodos padre de nuestros nodos escogidos.</text:span></text:p>
      <text:p text:style-name="P59"><text:span text:style-name="T26"/></text:p>
      <text:p text:style-name="P57"><text:span text:style-name="T26">O</text:span><text:span text:style-name="T24">bservamos que en mi algoritmo para cada nodo que exploramos gener</text:span><text:span text:style-name="T30">amos</text:span><text:span text:style-name="T24"> sus vecinos, esto lo realizo gracias a dos método implementas en mi clase PathFinder, <text:s/>“</text:span><text:span text:style-name="T26">getPortal” </text:span><text:span text:style-name="T24">y “</text:span><text:span text:style-name="T26">getGemas”.</text:span></text:p>
      <text:p text:style-name="P47"><text:span text:style-name="T26">E</text:span><text:span text:style-name="T24">n este caso de comportamiento deliberativo simple llamados a la función getPortal, esta función explora todos los vecinos de mi nodo actual dándole un valor a la componente “x” e “y” a cada nodo dependiendo del tipo de casilla que sea y añadiendo dichos valores a mi vector de vecinos. En este caso le daremos valor a aquellas casillas vacías, </text:span><text:span text:style-name="T28">a la casilla Portal </text:span><text:span text:style-name="T29">y a los escorpiones</text:span><text:span text:style-name="T28">, las demás casillas nos son indiferentes </text:span><text:span text:style-name="T29">a la hora de obtener nuestro camino.</text:span></text:p>
      <text:p text:style-name="P60"><text:span text:style-name="T29">H</text:span><text:span text:style-name="T24">e decidido esta implementación porque de esta forma directamente no tenemos en cuenta las casillas de muros evitándolas en todo momento, lo cual nos reduce el número de cálculos.</text:span></text:p>
      <text:p text:style-name="P58"><text:span text:style-name="T24"/></text:p>
      <text:p text:style-name="P55"><text:span text:style-name="T26"/></text:p>
      <text:p text:style-name="P54"><text:span text:style-name="T26"><text:tab/><text:tab/></text:span></text:p>
      <text:p text:style-name="P54"><text:span text:style-name="T24"><text:tab/></text:span></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tab/></text:span></text:p>
      <text:h text:style-name="Heading_20_6" text:outline-level="6"><text:soft-page-break/><text:span text:style-name="T31">b</text:span><text:span text:style-name="T24">) Comportamiento Deliberativo </text:span><text:span text:style-name="T30">Compuesto</text:span><text:span text:style-name="T24">.</text:span></text:h>
      <text:p text:style-name="P24"><text:span text:style-name="T32">Caso en el que no hay enemigos </text:span><text:span text:style-name="T24">pero si</text:span><text:span text:style-name="T32"> gemas en el mapa, </text:span><text:span text:style-name="T24">necesitando 10 de estas gemas antes de salir por el portal. E</text:span><text:span text:style-name="T32">l agente debe encontrar el camino hasta </text:span><text:span text:style-name="T24">las diferentes gemas, según su cercanía a estas, y tras ello deberá encontrar el camino hasta el portal</text:span><text:span text:style-name="T32">.</text:span></text:p>
      <text:p text:style-name="P24"><text:span text:style-name="T32">E</text:span><text:span text:style-name="T24">ste comportamiento se implementa en el mismo método anterior, “</text:span><text:span text:style-name="T16">nuevoCamino</text:span><text:span text:style-name="T24">” pero en esta ocasión si hemos obtenido posiciones de gemas en el mapa por lo tanto nos saltamos la primera condición hasta que hayamos obtenido 10 gemas y por lo tanto podamos ir al portal de la misma forma explicada anteriormente.</text:span></text:p>
      <text:list xml:id="list1984632223" text:style-name="L9">
        <text:list-item>
          <text:p text:style-name="P25"><text:span text:style-name="T24">Busco las posiciones de las gemas gracias a la función getResourcesPositions().</text:span></text:p>
        </text:list-item>
        <text:list-item>
          <text:p text:style-name="P25"><text:span text:style-name="T24">Comienzo por la gema más cercana y recorro todas ellas aplicando mi algoritmo A* desde la posición de mi agente hasta la gema que estoy evaluando.</text:span></text:p>
        </text:list-item>
        <text:list-item>
          <text:p text:style-name="P25"><text:span text:style-name="T24">De esta forma obtengo un camino hasta la gema, y si no lo encuentro exploro otra gema.</text:span></text:p>
        </text:list-item>
      </text:list>
      <text:p text:style-name="P24"><text:span text:style-name="T24"/></text:p>
      <text:p text:style-name="P24"><text:span text:style-name="T24">Ejecutamos el mismo algoritmo A*, pero en este caso estamos en el modo 1, “</text:span><text:span text:style-name="T16">getGemas”.</text:span></text:p>
      <text:p text:style-name="P42">Este modo funciona similar al anterior, vuelvo a generar los vecinos, dándole valor a aquellos vecinos que sean del tipo de casillas que me interesen. En este caso me interesan las casillas vacías, las <text:span text:style-name="T48">gemas y los escorpiones. No genero como vecino los muros, así evito ir a por una gema que esté rodeada de muro y sea inaccesible.</text:span></text:p>
      <text:p text:style-name="P43">Tras conseguir todas mis gemas, las 10, se realizará lo explicado en el apartado anterior del comportamiento deliberativo simple, es decir se volverá a ejecutar el algoritmo A* pero se generaran los vecino con “<text:span text:style-name="T16">getPortal</text:span>” esta vez. Por este motivo he decidido <text:span text:style-name="T49">implementar</text:span> estas dos soluciones en el mismo método ya que en este segundo caso una vez termina la búsqueda de gemas realiza la búsqueda del portal, base del comportamiento deliberativo simple.</text:p>
      <text:p text:style-name="P44">Mencionar que las gemas que el agente va obteniendo las voy almacenando en una variable <text:span text:style-name="T49">en el método “</text:span><text:span text:style-name="T20">act</text:span><text:span text:style-name="T49">” denominada “</text:span><text:span text:style-name="T20">n_gemas</text:span><text:span text:style-name="T49">” la cual actualizo con el método </text:span><text:span text:style-name="T20">getAvatarResources()</text:span><text:span text:style-name="T49">.</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67" text:outline-level="1"><text:soft-page-break/><text:span text:style-name="T13">2</text:span>. <text:span text:style-name="T13">Comportamiento Reactivo.</text:span></text:h>
      <text:p text:style-name="P24"><text:span text:style-name="T24"/></text:p>
      <text:p text:style-name="P26"><text:span text:style-name="T24">El comportamiento reactivo se utiliza cuando nuestro agente tiene enemigos cerca y debe huir de ellos. En nuestro ejercicio esos enemigos serán los escorpiones. </text:span></text:p>
      <text:p text:style-name="P26"><text:span text:style-name="T24">Este comportamiento se maneja mediante la pila de acciones, </text:span><text:span text:style-name="T33">en la cual dependiendo de lo que quiera hacer el agente se almacenarán unas acciones u otras que el agente irá realizando hasta que la pila quede vacía. D</text:span><text:span text:style-name="T24">efinida en el siguiente atributo:</text:span></text:p>
      <text:p text:style-name="P26"><text:span text:style-name="T24">Stack &lt;Types.ACTIONS&gt; acciones</text:span></text:p>
      <text:p text:style-name="P26"><text:span text:style-name="T24"/></text:p>
      <text:h text:style-name="Heading_20_6" text:outline-level="6"><text:span text:style-name="T24">a) Comportamiento </text:span><text:span text:style-name="T33">Reactivo</text:span><text:span text:style-name="T24"> Simple.</text:span></text:h>
      <text:p text:style-name="P27"><text:span text:style-name="T24">Las decisiones que tomaré para saber si tengo un enemigo cerca y las acciones que tendré que realizar para huir de él están definidas en “Agent.java”. El método clave que llamará a todas las demás funciones que establecerán las acciones de huida es “</text:span><text:span text:style-name="T16">boolean escorpionCerca</text:span><text:span text:style-name="T24">”, este método recibe como parámetros el estado del mapa de juego y la posición de mi agente en este, </text:span><text:span text:style-name="T36">y devuelve true si hay un enemigo en las casillas que evalúa.</text:span></text:p>
      <text:p text:style-name="P27"><text:span text:style-name="T24">Este método comprueba si hay enemigos cercanos al agente en un rango de casillas que mostraré a continuación. Dependiendo de dónde estén los enemigos el agente huirá a un determinado lado usando una de las funciones de escape definidas, las cuales trataremos más adelante.</text:span></text:p>
      <text:p text:style-name="P27"><text:span text:style-name="T24">El rango de casillas que compruebo es el siguiente:</text:span></text:p>
      <text:p text:style-name="P27"><text:span text:style-name="T24"/></text:p>
      <table:table table:name="Tabla1" table:style-name="Tabla1">
        <table:table-column table:style-name="Tabla1.A"/>
        <table:table-column table:style-name="Tabla1.B"/>
        <table:table-column table:style-name="Tabla1.C"/>
        <table:table-column table:style-name="Tabla1.D" table:number-columns-repeated="2"/>
        <table:table-row>
          <table:table-cell table:style-name="Tabla1.A1" office:value-type="string">
            <text:p text:style-name="P65">(x-2, y-2)</text:p>
          </table:table-cell>
          <table:table-cell table:style-name="Tabla1.A1" office:value-type="string">
            <text:p text:style-name="P66">(x-1, y-2)</text:p>
          </table:table-cell>
          <table:table-cell table:style-name="Tabla1.A1" office:value-type="string">
            <text:p text:style-name="P66">(x, y-2)</text:p>
          </table:table-cell>
          <table:table-cell table:style-name="Tabla1.A1" office:value-type="string">
            <text:p text:style-name="P66">(x+1, y-2)</text:p>
          </table:table-cell>
          <table:table-cell table:style-name="Tabla1.E1" office:value-type="string">
            <text:p text:style-name="P66">(x+2, y-2)</text:p>
          </table:table-cell>
        </table:table-row>
        <table:table-row>
          <table:table-cell table:style-name="Tabla1.A2" office:value-type="string">
            <text:p text:style-name="P66">(x-2, y-1)</text:p>
          </table:table-cell>
          <table:table-cell table:style-name="Tabla1.A2" office:value-type="string">
            <text:p text:style-name="P66">(x-1, y-1)</text:p>
          </table:table-cell>
          <table:table-cell table:style-name="Tabla1.A2" office:value-type="string">
            <text:p text:style-name="P66">(x, y-1)</text:p>
          </table:table-cell>
          <table:table-cell table:style-name="Tabla1.A2" office:value-type="string">
            <text:p text:style-name="P66">(x+1, y-1)</text:p>
          </table:table-cell>
          <table:table-cell table:style-name="Tabla1.E2" office:value-type="string">
            <text:p text:style-name="P66">(x+2, y-1)</text:p>
          </table:table-cell>
        </table:table-row>
        <table:table-row>
          <table:table-cell table:style-name="Tabla1.A2" office:value-type="string">
            <text:p text:style-name="P66">(x-2, y)</text:p>
          </table:table-cell>
          <table:table-cell table:style-name="Tabla1.A2" office:value-type="string">
            <text:p text:style-name="P66">(x-1, y)</text:p>
          </table:table-cell>
          <table:table-cell table:style-name="Tabla1.A2" office:value-type="string">
            <text:p text:style-name="P66">A</text:p>
          </table:table-cell>
          <table:table-cell table:style-name="Tabla1.A2" office:value-type="string">
            <text:p text:style-name="P66">(x+1, y)</text:p>
          </table:table-cell>
          <table:table-cell table:style-name="Tabla1.E2" office:value-type="string">
            <text:p text:style-name="P66">(x+2, y)</text:p>
          </table:table-cell>
        </table:table-row>
        <table:table-row>
          <table:table-cell table:style-name="Tabla1.A2" office:value-type="string">
            <text:p text:style-name="P66">(x-2, y+1)</text:p>
          </table:table-cell>
          <table:table-cell table:style-name="Tabla1.A2" office:value-type="string">
            <text:p text:style-name="P66">(x-1, y+1)</text:p>
          </table:table-cell>
          <table:table-cell table:style-name="Tabla1.A2" office:value-type="string">
            <text:p text:style-name="P66">(x, y+1)</text:p>
          </table:table-cell>
          <table:table-cell table:style-name="Tabla1.A2" office:value-type="string">
            <text:p text:style-name="P66">(x+1, y+1)</text:p>
          </table:table-cell>
          <table:table-cell table:style-name="Tabla1.E2" office:value-type="string">
            <text:p text:style-name="P66">(x+2, y+1)</text:p>
          </table:table-cell>
        </table:table-row>
        <table:table-row>
          <table:table-cell table:style-name="Tabla1.A2" office:value-type="string">
            <text:p text:style-name="P66">(x-2, y+2)</text:p>
          </table:table-cell>
          <table:table-cell table:style-name="Tabla1.A2" office:value-type="string">
            <text:p text:style-name="P66">(x-1, y+2)</text:p>
          </table:table-cell>
          <table:table-cell table:style-name="Tabla1.A2" office:value-type="string">
            <text:p text:style-name="P66">(x, y+2)</text:p>
          </table:table-cell>
          <table:table-cell table:style-name="Tabla1.A2" office:value-type="string">
            <text:p text:style-name="P66">(x+1, y+2)</text:p>
          </table:table-cell>
          <table:table-cell table:style-name="Tabla1.E2" office:value-type="string">
            <text:p text:style-name="P66">(x+2, y+2)</text:p>
          </table:table-cell>
        </table:table-row>
      </table:table>
      <text:p text:style-name="P27"><text:span text:style-name="T24"/></text:p>
      <text:p text:style-name="P28"><text:span text:style-name="T24">Siendo A la posición actual de mi agente exploro las 24 posiciones mostradas. Además en cada posición dependiendo de la posición del agente en el mapa ejecutaré un método de huida u otro. Esto lo hago principalmente para evitar ir directamente a las esquinas. S</text:span><text:span text:style-name="T34">upongamos que</text:span><text:span text:style-name="T24"> el agente se encuentra </text:span><text:span text:style-name="T34">en</text:span><text:span text:style-name="T24"> una posición de y &lt;= 6 teniendo “y” un valor máximo de 12, si el enemigo se acerca por la derecha y no podemos huir a la izquierda, porque hay un muro por ejemplo, la siguiente opción de huida será ir por la casilla de abajo y no la de arriba para evitar acercarnos a una esquina del mapa. De la misma forma si la “y” es un valor superior a 6 y tenemos que huir hacia la izquierda y no podemos, nuestra siguiente opción será huir por la casilla de arriba si está libre, de nuevo para evitar ir a una esquina del mapa. De la misma forma ocurrirá si el enemigo viene por la izquierda.</text:span></text:p>
      <text:p text:style-name="P28"><text:span text:style-name="T24">De la misma forma ocurre con la componente “x”. Si el agente está en una posición x &lt;= 15 siendo la “x” máxima 25 y un enemigo viene por abajo, nuestra primera opción será huir hacia arriba pero si esto no es posible la siguiente opción será huir a la derecha para evitar ir al borde. De la misma forma si nuestra “x” tiene un valor superior a 15 y no podemos huir hacia arriba de un enemigo que nos viene desde abajo, nuestra siguiente opción será huir por la izquierda. Lo mismo ocurrirá en el caso de que un enemigo nos venga por arriba.</text:span></text:p>
      <text:p text:style-name="P28"><text:span text:style-name="T24"/></text:p>
      <text:p text:style-name="P28"><text:span text:style-name="T24"/></text:p>
      <text:p text:style-name="P29"><text:soft-page-break/><text:span text:style-name="T24">Las diferentes funciones definidas para la huida dependiendo de por dónde se aproxime el enemigo reciben como parámetros el estado del mapa y la posición del jugador en éste y almacenarán en la pila de acciones las acciones más convenientes.</text:span></text:p>
      <text:p text:style-name="P29"><text:span text:style-name="T24">PeligroDerechaArriba</text:span><text:span text:style-name="T35">()</text:span></text:p>
      <text:p text:style-name="P32"><text:span text:style-name="T35">S</text:span><text:span text:style-name="T24">e utiliza cuando “y” es mayor que 6 y el enemigo se encuentra en una de las siguientes casillas: </text:span></text:p>
      <text:p text:style-name="P32"><text:span text:style-name="T24">(x+1, y), (x+2, y), (x+1, y+1), (x+2, y+2), </text:span><text:span text:style-name="T38">(x+2, y+1)</text:span></text:p>
      <text:p text:style-name="P35"><text:span text:style-name="T38">S</text:span><text:span text:style-name="T24">e sigue el siguiente razonamiento:</text:span></text:p>
      <text:list xml:id="list485011330" text:style-name="L10">
        <text:list-item>
          <text:p text:style-name="P36"><text:span text:style-name="T24">Añadir acciones para ir hacia la izquierda si la casilla de la izquierda está libre.</text:span></text:p>
        </text:list-item>
        <text:list-item>
          <text:p text:style-name="P36"><text:span text:style-name="T24">En caso contrario, compruebo en la casilla de arriba.</text:span></text:p>
        </text:list-item>
        <text:list-item>
          <text:p text:style-name="P36"><text:span text:style-name="T24">En caso contrario, compruebo en la casilla de abajo.</text:span></text:p>
        </text:list-item>
        <text:list-item>
          <text:p text:style-name="P36"><text:span text:style-name="T24">En caso contrario, espero y deshago el plan.</text:span></text:p>
        </text:list-item>
      </text:list>
      <text:p text:style-name="P32"><text:span text:style-name="T24"/></text:p>
      <text:p text:style-name="P30"><text:span text:style-name="T24">PeligroDerechaA</text:span><text:span text:style-name="T37">bajo</text:span><text:span text:style-name="T35">()</text:span></text:p>
      <text:p text:style-name="P32"><text:span text:style-name="T35">S</text:span><text:span text:style-name="T24">e utiliza cuando “y” es &lt;= 6 y el enemigo se encuentra en una de las siguientes casillas: </text:span></text:p>
      <text:p text:style-name="P32"><text:span text:style-name="T24">(x+1, y), (x+2, y), (x+1, y-1), (x+2, y-2), </text:span><text:span text:style-name="T38">(x+2, y-1)</text:span></text:p>
      <text:p text:style-name="P35"><text:span text:style-name="T38">S</text:span><text:span text:style-name="T24">e sigue el siguiente razonamiento:</text:span></text:p>
      <text:list xml:id="list50112423723812" text:continue-numbering="true" text:style-name="L10">
        <text:list-item>
          <text:p text:style-name="P36"><text:span text:style-name="T24">Añadir acciones para ir hacia la izquierda si la casilla de la izquierda está libre.</text:span></text:p>
        </text:list-item>
        <text:list-item>
          <text:p text:style-name="P36"><text:span text:style-name="T24">En caso contrario, compruebo en la casilla de abajo.</text:span></text:p>
        </text:list-item>
        <text:list-item>
          <text:p text:style-name="P36"><text:span text:style-name="T24">En caso contrario, compruebo en la casilla de arriba.</text:span></text:p>
        </text:list-item>
        <text:list-item>
          <text:p text:style-name="P36"><text:span text:style-name="T38">En caso contrario, espero y deshago el plan.</text:span></text:p>
        </text:list-item>
      </text:list>
      <text:p text:style-name="P29"><text:span text:style-name="T35"/></text:p>
      <text:p text:style-name="P30"><text:span text:style-name="T24">Peligro</text:span><text:span text:style-name="T37">Izquierda</text:span><text:span text:style-name="T24">Arriba</text:span><text:span text:style-name="T35">()</text:span></text:p>
      <text:p text:style-name="P32"><text:span text:style-name="T35">S</text:span><text:span text:style-name="T24">e utiliza cuando “y” es mayor que 6 y el enemigo se encuentra en una de las siguientes casillas: </text:span></text:p>
      <text:p text:style-name="P32"><text:span text:style-name="T35">(x-1, y), (x-2, y), (x-1, y+1), (x-2, y+2), </text:span><text:span text:style-name="T38">(x-2, y+1)</text:span></text:p>
      <text:p text:style-name="P35"><text:span text:style-name="T38">S</text:span><text:span text:style-name="T24">e sigue el siguiente razonamiento:</text:span></text:p>
      <text:list xml:id="list50113236507507" text:continue-numbering="true" text:style-name="L10">
        <text:list-item>
          <text:p text:style-name="P36"><text:span text:style-name="T24">Añadir acciones para ir hacia la derecha si la casilla de la d</text:span><text:span text:style-name="T39">erecha</text:span><text:span text:style-name="T24"> está libre.</text:span></text:p>
        </text:list-item>
        <text:list-item>
          <text:p text:style-name="P36"><text:span text:style-name="T24">En caso contrario, compruebo en la casilla de arriba.</text:span></text:p>
        </text:list-item>
        <text:list-item>
          <text:p text:style-name="P36"><text:span text:style-name="T24">En caso contrario, compruebo en la casilla de abajo.</text:span></text:p>
        </text:list-item>
        <text:list-item>
          <text:p text:style-name="P36"><text:span text:style-name="T38">En caso contrario, espero y deshago el plan.</text:span></text:p>
        </text:list-item>
      </text:list>
      <text:p text:style-name="P29"><text:span text:style-name="T35"/></text:p>
      <text:p text:style-name="P30"><text:span text:style-name="T24">Peligro</text:span><text:span text:style-name="T37">Izquierda</text:span><text:span text:style-name="T24">A</text:span><text:span text:style-name="T37">bajo</text:span><text:span text:style-name="T35">()</text:span></text:p>
      <text:p text:style-name="P32"><text:span text:style-name="T35">S</text:span><text:span text:style-name="T24">e utiliza cuando “y” es &lt;= 6 y el enemigo se encuentra en una de las siguientes casillas: </text:span></text:p>
      <text:p text:style-name="P32"><text:span text:style-name="T35">(x-1, y), (x-2, y), (x-1, y-1), (x-2, y-2), </text:span><text:span text:style-name="T38">(x-2, y-1)</text:span></text:p>
      <text:p text:style-name="P38"><text:span text:style-name="T38">S</text:span><text:span text:style-name="T24">e sigue el siguiente razonamiento:</text:span></text:p>
      <text:list xml:id="list50112826564177" text:continue-numbering="true" text:style-name="L10">
        <text:list-item>
          <text:p text:style-name="P37"><text:span text:style-name="T24">Añadir acciones para ir hacia la derecha si la casilla de la d</text:span><text:span text:style-name="T39">erecha</text:span><text:span text:style-name="T24"> está libre.</text:span></text:p>
        </text:list-item>
        <text:list-item>
          <text:p text:style-name="P37"><text:span text:style-name="T24">En caso contrario, compruebo en la casilla de </text:span><text:span text:style-name="T39">abajo</text:span><text:span text:style-name="T24">.</text:span></text:p>
        </text:list-item>
        <text:list-item>
          <text:p text:style-name="P37"><text:span text:style-name="T24">En caso contrario, compruebo en la casilla de </text:span><text:span text:style-name="T39">arriba</text:span><text:span text:style-name="T24">.</text:span></text:p>
        </text:list-item>
        <text:list-item>
          <text:p text:style-name="P37"><text:span text:style-name="T38">En caso contrario, espero y deshago el plan.</text:span></text:p>
        </text:list-item>
      </text:list>
      <text:p text:style-name="P34"><text:soft-page-break/><text:span text:style-name="T35">P</text:span><text:span text:style-name="T24">eligroAbajoIzquierda()</text:span></text:p>
      <text:p text:style-name="P32"><text:span text:style-name="T35">S</text:span><text:span text:style-name="T24">e utiliza cuando “</text:span><text:span text:style-name="T38">x</text:span><text:span text:style-name="T24">” es mayor que </text:span><text:span text:style-name="T38">15</text:span><text:span text:style-name="T24"> y el enemigo se encuentra en una de las siguientes casillas: </text:span></text:p>
      <text:p text:style-name="P34"><text:span text:style-name="T35">(</text:span><text:span text:style-name="T24">x, y+1), (x, y+2), (x+1, y+2)</text:span></text:p>
      <text:p text:style-name="P38"><text:span text:style-name="T38">S</text:span><text:span text:style-name="T24">e sigue el siguiente razonamiento:</text:span></text:p>
      <text:list xml:id="list50112307748738" text:continue-numbering="true" text:style-name="L10">
        <text:list-item>
          <text:p text:style-name="P37"><text:span text:style-name="T24">Añadir acciones para ir hacia </text:span><text:span text:style-name="T39">arriba</text:span><text:span text:style-name="T24"> si la casilla de </text:span><text:span text:style-name="T39">arriba</text:span><text:span text:style-name="T24"> está libre.</text:span></text:p>
        </text:list-item>
        <text:list-item>
          <text:p text:style-name="P37"><text:span text:style-name="T24">En caso contrario, compruebo en la casilla de </text:span><text:span text:style-name="T39">la izquierda</text:span><text:span text:style-name="T24">.</text:span></text:p>
        </text:list-item>
        <text:list-item>
          <text:p text:style-name="P37"><text:span text:style-name="T24">En caso contrario, compruebo en la casilla de </text:span><text:span text:style-name="T39">la derecha</text:span><text:span text:style-name="T24">.</text:span></text:p>
        </text:list-item>
        <text:list-item>
          <text:p text:style-name="P37"><text:span text:style-name="T38">En caso contrario, espero y deshago el plan.</text:span></text:p>
        </text:list-item>
      </text:list>
      <text:p text:style-name="P29"><text:span text:style-name="T35"/></text:p>
      <text:p text:style-name="P34"><text:span text:style-name="T35">P</text:span><text:span text:style-name="T24">eligroAbajoDerecha()</text:span></text:p>
      <text:p text:style-name="P33"><text:span text:style-name="T35">S</text:span><text:span text:style-name="T24">e utiliza cuando “</text:span><text:span text:style-name="T38">x</text:span><text:span text:style-name="T24">” es </text:span><text:span text:style-name="T38">&lt;=</text:span><text:span text:style-name="T24"> que </text:span><text:span text:style-name="T38">15</text:span><text:span text:style-name="T24"> y el enemigo se encuentra en una de las siguientes casillas: </text:span></text:p>
      <text:p text:style-name="P34"><text:span text:style-name="T35">(x, y+1), (x, y+2), </text:span><text:span text:style-name="T24">(x-1, y+2)</text:span></text:p>
      <text:p text:style-name="P38"><text:span text:style-name="T38">S</text:span><text:span text:style-name="T24">e sigue el siguiente razonamiento:</text:span></text:p>
      <text:list xml:id="list50111923196679" text:continue-numbering="true" text:style-name="L10">
        <text:list-item>
          <text:p text:style-name="P37"><text:span text:style-name="T24">Añadir acciones para ir hacia </text:span><text:span text:style-name="T39">arriba</text:span><text:span text:style-name="T24"> si la casilla de </text:span><text:span text:style-name="T39">arriba</text:span><text:span text:style-name="T24"> está libre.</text:span></text:p>
        </text:list-item>
        <text:list-item>
          <text:p text:style-name="P37"><text:span text:style-name="T24">En caso contrario, compruebo en la casilla de </text:span><text:span text:style-name="T39">la derecha</text:span><text:span text:style-name="T24">.</text:span></text:p>
        </text:list-item>
        <text:list-item>
          <text:p text:style-name="P37"><text:span text:style-name="T24">En caso contrario, compruebo en la casilla de </text:span><text:span text:style-name="T39">la izquierda</text:span><text:span text:style-name="T24">.</text:span></text:p>
        </text:list-item>
        <text:list-item>
          <text:p text:style-name="P37"><text:span text:style-name="T38">En caso contrario, espero y deshago el plan.</text:span></text:p>
        </text:list-item>
      </text:list>
      <text:p text:style-name="P34"><text:span text:style-name="T35"/></text:p>
      <text:p text:style-name="P34"><text:span text:style-name="T35">P</text:span><text:span text:style-name="T24">eligroArribaIzquierda()</text:span></text:p>
      <text:p text:style-name="P33"><text:span text:style-name="T35">S</text:span><text:span text:style-name="T24">e utiliza cuando “</text:span><text:span text:style-name="T38">x</text:span><text:span text:style-name="T24">” es mayor que </text:span><text:span text:style-name="T38">15</text:span><text:span text:style-name="T24"> y el enemigo se encuentra en una de las siguientes casillas: </text:span></text:p>
      <text:p text:style-name="P34"><text:span text:style-name="T35">(</text:span><text:span text:style-name="T24">x, y-1), (x, y-2), (x+1, y-2)</text:span></text:p>
      <text:p text:style-name="P38"><text:span text:style-name="T38">S</text:span><text:span text:style-name="T24">e sigue el siguiente razonamiento:</text:span></text:p>
      <text:list xml:id="list50113114080891" text:continue-numbering="true" text:style-name="L10">
        <text:list-item>
          <text:p text:style-name="P37"><text:span text:style-name="T24">Añadir acciones para ir hacia </text:span><text:span text:style-name="T39">abajo</text:span><text:span text:style-name="T24"> si la casilla de </text:span><text:span text:style-name="T39">abajo</text:span><text:span text:style-name="T24"> está libre.</text:span></text:p>
        </text:list-item>
        <text:list-item>
          <text:p text:style-name="P37"><text:span text:style-name="T24">En caso contrario, compruebo en la casilla de </text:span><text:span text:style-name="T39">la izquierda</text:span><text:span text:style-name="T24">.</text:span></text:p>
        </text:list-item>
        <text:list-item>
          <text:p text:style-name="P37"><text:span text:style-name="T24">En caso contrario, compruebo en la casilla de </text:span><text:span text:style-name="T39">la derecha</text:span><text:span text:style-name="T24">.</text:span></text:p>
        </text:list-item>
        <text:list-item>
          <text:p text:style-name="P37"><text:span text:style-name="T38">En caso contrario, espero y deshago el plan.</text:span></text:p>
        </text:list-item>
      </text:list>
      <text:p text:style-name="P31"><text:span text:style-name="T35"/></text:p>
      <text:p text:style-name="P34"><text:span text:style-name="T35">P</text:span><text:span text:style-name="T24">eligroArribaDerecha()</text:span></text:p>
      <text:p text:style-name="P33"><text:span text:style-name="T35">S</text:span><text:span text:style-name="T24">e utiliza cuando “</text:span><text:span text:style-name="T38">x</text:span><text:span text:style-name="T24">” es </text:span><text:span text:style-name="T38">&lt;=</text:span><text:span text:style-name="T24"> que </text:span><text:span text:style-name="T38">15</text:span><text:span text:style-name="T24"> y el enemigo se encuentra en una de las siguientes casillas: </text:span></text:p>
      <text:p text:style-name="P34"><text:span text:style-name="T35">(x, y-</text:span><text:span text:style-name="T24">1</text:span><text:span text:style-name="T35">), (x, y-2), </text:span><text:span text:style-name="T24">(x-1, y-2)</text:span></text:p>
      <text:p text:style-name="P38"><text:span text:style-name="T38">S</text:span><text:span text:style-name="T24">e sigue el siguiente razonamiento:</text:span></text:p>
      <text:list xml:id="list50111990807991" text:continue-numbering="true" text:style-name="L10">
        <text:list-item>
          <text:p text:style-name="P37"><text:span text:style-name="T24">Añadir acciones para ir hacia </text:span><text:span text:style-name="T39">abajo</text:span><text:span text:style-name="T24"> si la casilla de </text:span><text:span text:style-name="T39">abajo</text:span><text:span text:style-name="T24"> está libre.</text:span></text:p>
        </text:list-item>
        <text:list-item>
          <text:p text:style-name="P37"><text:span text:style-name="T24">En caso contrario, compruebo en la casilla de </text:span><text:span text:style-name="T39">la derecha</text:span><text:span text:style-name="T24">.</text:span></text:p>
        </text:list-item>
        <text:list-item>
          <text:p text:style-name="P37"><text:span text:style-name="T24">En caso contrario, compruebo en la casilla de </text:span><text:span text:style-name="T39">la izquierda</text:span><text:span text:style-name="T24">.</text:span></text:p>
        </text:list-item>
        <text:list-item>
          <text:p text:style-name="P37"><text:span text:style-name="T38">En caso contrario, espero y deshago el plan.</text:span></text:p>
        </text:list-item>
      </text:list>
      <text:p text:style-name="P29"><text:span text:style-name="T35"/></text:p>
      <text:p text:style-name="P29"><text:span text:style-name="T35"/></text:p>
      <text:h text:style-name="Heading_20_6" text:outline-level="6"><text:soft-page-break/><text:span text:style-name="T35">b</text:span><text:span text:style-name="T24">) Comportamiento Reactivo Compuesto</text:span></text:h>
      <text:p text:style-name="P39"><text:span text:style-name="T24">La resolución de este caso en el que en lugar de un escorpión hay dos es la misma que en el comportamiento reactivo simple esto es posible debido a que los</text:span><text:span text:style-name="T36"> </text:span><text:span text:style-name="T24">métodos</text:span><text:span text:style-name="T36"> anterior</text:span><text:span text:style-name="T24">es</text:span><text:span text:style-name="T36"> devuelve</text:span><text:span text:style-name="T24">n</text:span><text:span text:style-name="T36"> las acciones de la casilla más cercana al personaje, es decir si hubiera dos enemigos dentro del rango de casillas que evalúo tendría prioridad las acciones para huir de aquel enemigo que se encuentre más cerca de mí, siempre teniendo en cuenta la existencia de otro enemigo.</text:span></text:p>
      <text:p text:style-name="P40"><text:span text:style-name="T24">Estos comportamientos reactivos serán llamados en la función “</text:span><text:span text:style-name="T16">act</text:span><text:span text:style-name="T24">” en la cual se ejecutará al método “</text:span><text:span text:style-name="T16">escorpionesCerca</text:span><text:span text:style-name="T21">()</text:span><text:span text:style-name="T24">” para comprobar si se debe ejecutar el comportamiento reactivo y no se desarrollará ningún comportamiento deliberativo ya que para ello debe haber un plan, es decir un camino establecido, cosa que no tenemos en este caso ya que el portal es inaccesible y no hay gemas.</text:span></text:p>
      <text:p text:style-name="P41"><text:span text:style-name="T24">He ejecutado este comportamiento 10 veces en el nivel 8, nivel en el que hay 2 enemigos, y de esas 10 ejecuciones el agente ha aguantado todo el tiempo en 8 de ellas y ha muerto en 2. Las causas de su muerte en ambos casos ha sido porque ambos escorpiones se han acercado a la vez al agente y al huir del más cercano ha acabado acercándose al otro. He probado a intentar mejorar heurística alejándome de los muros, de esa forma tendría más espacio de acción, pero el resultado me ha sido peor en algunos casos, por lo que he decidido implementar esta forma en su lugar.</text:span></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h text:style-name="P68" text:outline-level="1"><text:soft-page-break/><text:span text:style-name="T41">4</text:span><text:span text:style-name="T24">. </text:span><text:span text:style-name="T41">Comportamiento Reactivo-Deliberativo</text:span><text:span text:style-name="T40">.</text:span></text:h>
      <text:p text:style-name="P62"><text:span text:style-name="T40"/></text:p>
      <text:p text:style-name="P63"><text:span text:style-name="T40">E</text:span><text:span text:style-name="T24">n este caso nos encontramos en la situación de recoger las 10 gemas y tras ello irnos por el portal, pero esta vez hay un enemigo que debemos evitar. Esta combinación entre mis comportamientos anteriormente definidos la he implementado en el método “</text:span><text:span text:style-name="T16">act</text:span><text:span text:style-name="T24">”. </text:span></text:p>
      <text:p text:style-name="P63"><text:span text:style-name="T24">Este método ya definido al principio, ya que es en él donde establezco todas las acciones que realiza el agente, comenzará en este caso con un comportamiento deliberativo, obteniendo el camino hasta la gema más cercana. </text:span><text:span text:style-name="T42">Tras ello llamaré a la función “</text:span><text:span text:style-name="T21">escorpionCerca()</text:span><text:span text:style-name="T42">”, la cual si nos devuelve true será porque debemos huir del escorpión por lo que debemos cancelar nuestro camino hasta la gema y centrarnos en huir, para ello le asigno a mi variable “</text:span><text:span text:style-name="T21">voy_a_gemas”</text:span><text:span text:style-name="T42"> el valor false. Nos encontramos entonces ante el caso de tener que huir del enemigo, para ello extraigo de la pila la acción a realizar, asigno a mi variable “</text:span><text:span text:style-name="T21">estoyEscapando</text:span><text:span text:style-name="T42">” un valor true y en caso de haber un camino establecido lo elimino. </text:span></text:p>
      <text:p text:style-name="P64"><text:span text:style-name="T42">U</text:span><text:span text:style-name="T24">na vez hemos escapado del enemigo la variable “</text:span><text:span text:style-name="T21">estoyEscapando” </text:span><text:span text:style-name="T24">volverá a ser false, lo que nos permitirá volver a diseñar un plan hacia las gemas o el portal, si ya tenemos las 10. </text:span><text:span text:style-name="T43">De nuevo comprobaremos si hay un enemigo cerca, si ahora estamos ante el caso de que no lo hay “</text:span><text:span text:style-name="T21">voy_a_gemas” </text:span><text:span text:style-name="T43">será igual a true y por lo tanto hay un camino, es decir un plan y podemos seguirlo, ejecutando gracias a nuestro algoritmo A* las acciones para seguir el camino hacia nuestra meta actual. De nuevo este camino podrá ser cancelado si hay un enemigo cerca, y tras huir de este se generará uno nue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8:36:44.805322514</meta:creation-date>
    <dc:date>2020-04-05T05:01:11.357054897</dc:date>
    <meta:editing-duration>PT9H37M4S</meta:editing-duration>
    <meta:editing-cycles>46</meta:editing-cycles>
    <meta:generator>LibreOffice/6.0.7.3$Linux_X86_64 LibreOffice_project/00m0$Build-3</meta:generator>
    <meta:document-statistic meta:table-count="1" meta:image-count="1" meta:object-count="1" meta:page-count="12" meta:paragraph-count="230" meta:word-count="3438" meta:character-count="20525" meta:non-whitespace-character-count="17171"/>
  </office:meta>
</office:document-meta>
</file>

<file path=Object 1/content.xml><?xml version="1.0" encoding="utf-8"?>
<math xmlns="http://www.w3.org/1998/Math/MathML" display="block">
  <semantics>
    <mi mathvariant="normal">∅</mi>
    <annotation encoding="StarMath 5.0">emptyset </annotation>
  </semantics>
</math>
</file>